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3.9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270.1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P9_v2 200MHz" table:style-name="ta1">
        <table:shapes>
          <draw:frame draw:z-index="0" draw:style-name="gr1" draw:text-style-name="P1" svg:width="319.86pt" svg:height="177.68pt" svg:x="787.58pt" svg:y="1381.63pt">
            <draw:object draw:notify-on-update-of-ranges="'GAP9_v2 200MHz'.B109:'GAP9_v2 200MHz'.B109 'GAP9_v2 200MHz'.B110:'GAP9_v2 200MHz'.B121 'GAP9_v2 200MHz'.C109:'GAP9_v2 200MHz'.C109 'GAP9_v2 200MHz'.C110:'GAP9_v2 200MHz'.C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12.86pt" svg:height="173.17pt" svg:x="794.58pt" svg:y="1565.35pt">
            <draw:object draw:notify-on-update-of-ranges="'GAP9_v2 200MHz'.B123:'GAP9_v2 200MHz'.B123 'GAP9_v2 200MHz'.B124:'GAP9_v2 200MHz'.B135 'GAP9_v2 200MHz'.C123:'GAP9_v2 200MHz'.C123 'GAP9_v2 200MHz'.C124:'GAP9_v2 200MHz'.C1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18.3pt" svg:height="165.63pt" svg:x="789.14pt" svg:y="1739.28pt">
            <draw:object draw:notify-on-update-of-ranges="'GAP9_v2 200MHz'.B137:'GAP9_v2 200MHz'.B137 'GAP9_v2 200MHz'.B138:'GAP9_v2 200MHz'.B148 'GAP9_v2 200MHz'.C137:'GAP9_v2 200MHz'.C137 'GAP9_v2 200MHz'.C138:'GAP9_v2 200MHz'.C1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312.83pt" svg:height="159.62pt" svg:x="791.49pt" svg:y="1908.71pt">
            <draw:object draw:notify-on-update-of-ranges="'GAP9_v2 200MHz'.B150:'GAP9_v2 200MHz'.B150 'GAP9_v2 200MHz'.B151:'GAP9_v2 200MHz'.B161 'GAP9_v2 200MHz'.C150:'GAP9_v2 200MHz'.C150 'GAP9_v2 200MHz'.C151:'GAP9_v2 200MHz'.C1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314.39pt" svg:height="173.17pt" svg:x="791.49pt" svg:y="2075.1pt">
            <draw:object draw:notify-on-update-of-ranges="'GAP9_v2 200MHz'.B163:'GAP9_v2 200MHz'.B163 'GAP9_v2 200MHz'.B164:'GAP9_v2 200MHz'.B175 'GAP9_v2 200MHz'.C163:'GAP9_v2 200MHz'.C163 'GAP9_v2 200MHz'.C164:'GAP9_v2 200MHz'.C1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311.3pt" svg:height="172.43pt" svg:x="792.26pt" svg:y="2254.31pt">
            <draw:object draw:notify-on-update-of-ranges="'GAP9_v2 200MHz'.B177:'GAP9_v2 200MHz'.B177 'GAP9_v2 200MHz'.B178:'GAP9_v2 200MHz'.B189 'GAP9_v2 200MHz'.C177:'GAP9_v2 200MHz'.C177 'GAP9_v2 200MHz'.C178:'GAP9_v2 200MHz'.C1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312.83pt" svg:height="171.67pt" svg:x="794.61pt" svg:y="3pt">
            <draw:object draw:notify-on-update-of-ranges="'GAP9_v2 200MHz'.B2:'GAP9_v2 200MHz'.B13 'GAP9_v2 200MHz'.C1:'GAP9_v2 200MHz'.C1 'GAP9_v2 200MHz'.C2:'GAP9_v2 200MHz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7" draw:style-name="gr1" draw:text-style-name="P1" svg:width="312.86pt" svg:height="175.44pt" svg:x="795.37pt" svg:y="182.21pt">
            <draw:object draw:notify-on-update-of-ranges="'GAP9_v2 200MHz'.B16:'GAP9_v2 200MHz'.B27 'GAP9_v2 200MHz'.C15:'GAP9_v2 200MHz'.C15 'GAP9_v2 200MHz'.C16:'GAP9_v2 200MHz'.C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319.89pt" svg:height="166.45pt" svg:x="791.46pt" svg:y="358.36pt">
            <draw:object draw:notify-on-update-of-ranges="'GAP9_v2 200MHz'.B30:'GAP9_v2 200MHz'.B40 'GAP9_v2 200MHz'.C29:'GAP9_v2 200MHz'.C29 'GAP9_v2 200MHz'.C30:'GAP9_v2 200MHz'.C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style-name="gr1" draw:text-style-name="P1" svg:width="309.74pt" svg:height="161.12pt" svg:x="796.93pt" svg:y="527.05pt">
            <draw:object draw:notify-on-update-of-ranges="'GAP9_v2 200MHz'.B43:'GAP9_v2 200MHz'.B53 'GAP9_v2 200MHz'.C42:'GAP9_v2 200MHz'.C42 'GAP9_v2 200MHz'.C43:'GAP9_v2 200MHz'.C5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0" draw:style-name="gr1" draw:text-style-name="P1" svg:width="311.3pt" svg:height="173.93pt" svg:x="794.61pt" svg:y="693.47pt">
            <draw:object draw:notify-on-update-of-ranges="'GAP9_v2 200MHz'.B56:'GAP9_v2 200MHz'.B67 'GAP9_v2 200MHz'.C55:'GAP9_v2 200MHz'.C55 'GAP9_v2 200MHz'.C56:'GAP9_v2 200MHz'.C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1" draw:style-name="gr1" draw:text-style-name="P1" svg:width="312.83pt" svg:height="173.93pt" svg:x="794.61pt" svg:y="872.65pt">
            <draw:object draw:notify-on-update-of-ranges="'GAP9_v2 200MHz'.B70:'GAP9_v2 200MHz'.B81 'GAP9_v2 200MHz'.C69:'GAP9_v2 200MHz'.C69 'GAP9_v2 200MHz'.C70:'GAP9_v2 200MHz'.C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2" draw:style-name="gr1" draw:text-style-name="P1" svg:width="315.98pt" svg:height="160.38pt" svg:x="793.81pt" svg:y="1052.59pt">
            <draw:object draw:notify-on-update-of-ranges="'GAP9_v2 200MHz'.B84:'GAP9_v2 200MHz'.B94 'GAP9_v2 200MHz'.C83:'GAP9_v2 200MHz'.C83 'GAP9_v2 200MHz'.C84:'GAP9_v2 200MHz'.C9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3" draw:style-name="gr1" draw:text-style-name="P1" svg:width="317.42pt" svg:height="165.86pt" svg:x="792.37pt" svg:y="1215.04pt">
            <draw:object draw:notify-on-update-of-ranges="'GAP9_v2 200MHz'.B97:'GAP9_v2 200MHz'.B107 'GAP9_v2 200MHz'.C96:'GAP9_v2 200MHz'.C96 'GAP9_v2 200MHz'.C97:'GAP9_v2 200MHz'.C10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4" draw:style-name="gr1" draw:text-style-name="P1" svg:width="314.33pt" svg:height="161.55pt" svg:x="795.94pt" svg:y="2435.02pt">
            <draw:object draw:notify-on-update-of-ranges="'GAP9_v2 200MHz'.B192:'GAP9_v2 200MHz'.B202 'GAP9_v2 200MHz'.C191:'GAP9_v2 200MHz'.C191 'GAP9_v2 200MHz'.C192:'GAP9_v2 200MHz'.C20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5" draw:style-name="gr1" draw:text-style-name="P1" svg:width="319.52pt" svg:height="151.71pt" svg:x="792.31pt" svg:y="2599.71pt">
            <draw:object draw:notify-on-update-of-ranges="'GAP9_v2 200MHz'.B205:'GAP9_v2 200MHz'.B215 'GAP9_v2 200MHz'.C204:'GAP9_v2 200MHz'.C204 'GAP9_v2 200MHz'.C205:'GAP9_v2 200MHz'.C2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size_4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3357817" calcext:value-type="float">
            <text:p>3357817</text:p>
          </table:table-cell>
          <table:table-cell office:value-type="string" calcext:value-type="string">
            <text:p>Bandwidth (byte/s size 4)</text:p>
          </table:table-cell>
        </table:table-row>
        <table:table-row table:style-name="ro1">
          <table:table-cell office:value-type="string" calcext:value-type="string">
            <text:p>hyperram.bw_size_8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6412825" calcext:value-type="float">
            <text:p>6412825</text:p>
          </table:table-cell>
          <table:table-cell office:value-type="string" calcext:value-type="string">
            <text:p>Bandwidth (byte/s size 8)</text:p>
          </table:table-cell>
        </table:table-row>
        <table:table-row table:style-name="ro1">
          <table:table-cell office:value-type="string" calcext:value-type="string">
            <text:p>hyperram.bw_size_16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13487881" calcext:value-type="float">
            <text:p>13487881</text:p>
          </table:table-cell>
          <table:table-cell office:value-type="string" calcext:value-type="string">
            <text:p>Bandwidth (byte/s size 16)</text:p>
          </table:table-cell>
        </table:table-row>
        <table:table-row table:style-name="ro1">
          <table:table-cell office:value-type="string" calcext:value-type="string">
            <text:p>hyperram.bw_size_32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26337448" calcext:value-type="float">
            <text:p>26337448</text:p>
          </table:table-cell>
          <table:table-cell office:value-type="string" calcext:value-type="string">
            <text:p>Bandwidth (byte/s size 32)</text:p>
          </table:table-cell>
        </table:table-row>
        <table:table-row table:style-name="ro1">
          <table:table-cell office:value-type="string" calcext:value-type="string">
            <text:p>hyperram.bw_size_64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48301886" calcext:value-type="float">
            <text:p>48301886</text:p>
          </table:table-cell>
          <table:table-cell office:value-type="string" calcext:value-type="string">
            <text:p>Bandwidth (byte/s size 64)</text:p>
          </table:table-cell>
        </table:table-row>
        <table:table-row table:style-name="ro1">
          <table:table-cell office:value-type="string" calcext:value-type="string">
            <text:p>hyperram.bw_size_128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78407350" calcext:value-type="float">
            <text:p>78407350</text:p>
          </table:table-cell>
          <table:table-cell office:value-type="string" calcext:value-type="string">
            <text:p>Bandwidth (byte/s size 128)</text:p>
          </table:table-cell>
        </table:table-row>
        <table:table-row table:style-name="ro1">
          <table:table-cell office:value-type="string" calcext:value-type="string">
            <text:p>hyperram.bw_size_256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113841022" calcext:value-type="float">
            <text:p>113841022</text:p>
          </table:table-cell>
          <table:table-cell office:value-type="string" calcext:value-type="string">
            <text:p>Bandwidth (byte/s size 256)</text:p>
          </table:table-cell>
        </table:table-row>
        <table:table-row table:style-name="ro1">
          <table:table-cell office:value-type="string" calcext:value-type="string">
            <text:p>hyperram.bw_size_512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144073162" calcext:value-type="float">
            <text:p>144073162</text:p>
          </table:table-cell>
          <table:table-cell office:value-type="string" calcext:value-type="string">
            <text:p>Bandwidth (byte/s size 512)</text:p>
          </table:table-cell>
        </table:table-row>
        <table:table-row table:style-name="ro1">
          <table:table-cell office:value-type="string" calcext:value-type="string">
            <text:p>hyperram.bw_size_1024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62346413" calcext:value-type="float">
            <text:p>162346413</text:p>
          </table:table-cell>
          <table:table-cell office:value-type="string" calcext:value-type="string">
            <text:p>Bandwidth (byte/s size 1024)</text:p>
          </table:table-cell>
        </table:table-row>
        <table:table-row table:style-name="ro1">
          <table:table-cell office:value-type="string" calcext:value-type="string">
            <text:p>hyperram.bw_size_2048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76456650" calcext:value-type="float">
            <text:p>176456650</text:p>
          </table:table-cell>
          <table:table-cell office:value-type="string" calcext:value-type="string">
            <text:p>Bandwidth (byte/s size 2048)</text:p>
          </table:table-cell>
        </table:table-row>
        <table:table-row table:style-name="ro1">
          <table:table-cell office:value-type="string" calcext:value-type="string">
            <text:p>hyperram.bw_size_4096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183081908" calcext:value-type="float">
            <text:p>183081908</text:p>
          </table:table-cell>
          <table:table-cell office:value-type="string" calcext:value-type="string">
            <text:p>Bandwidth (byte/s size 4096)</text:p>
          </table:table-cell>
        </table:table-row>
        <table:table-row table:style-name="ro1">
          <table:table-cell office:value-type="string" calcext:value-type="string">
            <text:p>hyperram.bw_size_8192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187272467" calcext:value-type="float">
            <text:p>187272467</text:p>
          </table:table-cell>
          <table:table-cell office:value-type="string" calcext:value-type="string">
            <text:p>Bandwidth (byte/s 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size_4_misaligned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3429796" calcext:value-type="float">
            <text:p>3429796</text:p>
          </table:table-cell>
          <table:table-cell office:value-type="string" calcext:value-type="string">
            <text:p>Bandwidth (byte/s size 4)</text:p>
          </table:table-cell>
        </table:table-row>
        <table:table-row table:style-name="ro1">
          <table:table-cell office:value-type="string" calcext:value-type="string">
            <text:p>hyperram.bw_size_8_misaligned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6517311" calcext:value-type="float">
            <text:p>6517311</text:p>
          </table:table-cell>
          <table:table-cell office:value-type="string" calcext:value-type="string">
            <text:p>Bandwidth (byte/s size 8)</text:p>
          </table:table-cell>
        </table:table-row>
        <table:table-row table:style-name="ro1">
          <table:table-cell office:value-type="string" calcext:value-type="string">
            <text:p>hyperram.bw_size_16_misaligned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12825651" calcext:value-type="float">
            <text:p>12825651</text:p>
          </table:table-cell>
          <table:table-cell office:value-type="string" calcext:value-type="string">
            <text:p>Bandwidth (byte/s size 16)</text:p>
          </table:table-cell>
        </table:table-row>
        <table:table-row table:style-name="ro1">
          <table:table-cell office:value-type="string" calcext:value-type="string">
            <text:p>hyperram.bw_size_32_misaligned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25196850" calcext:value-type="float">
            <text:p>25196850</text:p>
          </table:table-cell>
          <table:table-cell office:value-type="string" calcext:value-type="string">
            <text:p>Bandwidth (byte/s size 32)</text:p>
          </table:table-cell>
        </table:table-row>
        <table:table-row table:style-name="ro1">
          <table:table-cell office:value-type="string" calcext:value-type="string">
            <text:p>hyperram.bw_size_64_misaligned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49325626" calcext:value-type="float">
            <text:p>49325626</text:p>
          </table:table-cell>
          <table:table-cell office:value-type="string" calcext:value-type="string">
            <text:p>Bandwidth (byte/s size 64)</text:p>
          </table:table-cell>
        </table:table-row>
        <table:table-row table:style-name="ro1">
          <table:table-cell office:value-type="string" calcext:value-type="string">
            <text:p>hyperram.bw_size_128_misaligned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79256965" calcext:value-type="float">
            <text:p>79256965</text:p>
          </table:table-cell>
          <table:table-cell office:value-type="string" calcext:value-type="string">
            <text:p>Bandwidth (byte/s size 128)</text:p>
          </table:table-cell>
        </table:table-row>
        <table:table-row table:style-name="ro1">
          <table:table-cell office:value-type="string" calcext:value-type="string">
            <text:p>hyperram.bw_size_256_misaligned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114477361" calcext:value-type="float">
            <text:p>114477361</text:p>
          </table:table-cell>
          <table:table-cell office:value-type="string" calcext:value-type="string">
            <text:p>Bandwidth (byte/s size 256)</text:p>
          </table:table-cell>
        </table:table-row>
        <table:table-row table:style-name="ro1">
          <table:table-cell office:value-type="string" calcext:value-type="string">
            <text:p>hyperram.bw_size_512_misaligned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143719298" calcext:value-type="float">
            <text:p>143719298</text:p>
          </table:table-cell>
          <table:table-cell office:value-type="string" calcext:value-type="string">
            <text:p>Bandwidth (byte/s size 512)</text:p>
          </table:table-cell>
        </table:table-row>
        <table:table-row table:style-name="ro1">
          <table:table-cell office:value-type="string" calcext:value-type="string">
            <text:p>hyperram.bw_size_1024_misaligned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63382528" calcext:value-type="float">
            <text:p>163382528</text:p>
          </table:table-cell>
          <table:table-cell office:value-type="string" calcext:value-type="string">
            <text:p>Bandwidth (byte/s size 1024)</text:p>
          </table:table-cell>
        </table:table-row>
        <table:table-row table:style-name="ro1">
          <table:table-cell office:value-type="string" calcext:value-type="string">
            <text:p>hyperram.bw_size_2048_misaligned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76684999" calcext:value-type="float">
            <text:p>176684999</text:p>
          </table:table-cell>
          <table:table-cell office:value-type="string" calcext:value-type="string">
            <text:p>Bandwidth (byte/s size 2048)</text:p>
          </table:table-cell>
        </table:table-row>
        <table:table-row table:style-name="ro1">
          <table:table-cell office:value-type="string" calcext:value-type="string">
            <text:p>hyperram.bw_size_4096_misaligned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183225229" calcext:value-type="float">
            <text:p>183225229</text:p>
          </table:table-cell>
          <table:table-cell office:value-type="string" calcext:value-type="string">
            <text:p>Bandwidth (byte/s size 4096)</text:p>
          </table:table-cell>
        </table:table-row>
        <table:table-row table:style-name="ro1">
          <table:table-cell office:value-type="string" calcext:value-type="string">
            <text:p>hyperram.bw_size_8192_misaligned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187235015" calcext:value-type="float">
            <text:p>187235015</text:p>
          </table:table-cell>
          <table:table-cell office:value-type="string" calcext:value-type="string">
            <text:p>Bandwidth (byte/s 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len_4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13869231" calcext:value-type="float">
            <text:p>13869231</text:p>
          </table:table-cell>
          <table:table-cell office:value-type="string" calcext:value-type="string">
            <text:p>Bandwidth (byte/s with chunk size 8192, len 4)</text:p>
          </table:table-cell>
        </table:table-row>
        <table:table-row table:style-name="ro1">
          <table:table-cell office:value-type="string" calcext:value-type="string">
            <text:p>hyperram.bw_len_8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27662358" calcext:value-type="float">
            <text:p>27662358</text:p>
          </table:table-cell>
          <table:table-cell office:value-type="string" calcext:value-type="string">
            <text:p>Bandwidth (byte/s with chunk size 8192, len 8)</text:p>
          </table:table-cell>
        </table:table-row>
        <table:table-row table:style-name="ro1">
          <table:table-cell office:value-type="string" calcext:value-type="string">
            <text:p>hyperram.bw_len_16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46530252" calcext:value-type="float">
            <text:p>46530252</text:p>
          </table:table-cell>
          <table:table-cell office:value-type="string" calcext:value-type="string">
            <text:p>Bandwidth (byte/s with chunk size 8192, len 16)</text:p>
          </table:table-cell>
        </table:table-row>
        <table:table-row table:style-name="ro1">
          <table:table-cell office:value-type="string" calcext:value-type="string">
            <text:p>hyperram.bw_len_32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76203765" calcext:value-type="float">
            <text:p>76203765</text:p>
          </table:table-cell>
          <table:table-cell office:value-type="string" calcext:value-type="string">
            <text:p>Bandwidth (byte/s with chunk size 8192, len 32)</text:p>
          </table:table-cell>
        </table:table-row>
        <table:table-row table:style-name="ro1">
          <table:table-cell office:value-type="string" calcext:value-type="string">
            <text:p>hyperram.bw_len_64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110176016" calcext:value-type="float">
            <text:p>110176016</text:p>
          </table:table-cell>
          <table:table-cell office:value-type="string" calcext:value-type="string">
            <text:p>Bandwidth (byte/s with chunk size 8192, len 64)</text:p>
          </table:table-cell>
        </table:table-row>
        <table:table-row table:style-name="ro1">
          <table:table-cell office:value-type="string" calcext:value-type="string">
            <text:p>hyperram.bw_len_128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141886596" calcext:value-type="float">
            <text:p>141886596</text:p>
          </table:table-cell>
          <table:table-cell office:value-type="string" calcext:value-type="string">
            <text:p>Bandwidth (byte/s with chunk size 8192, len 128)</text:p>
          </table:table-cell>
        </table:table-row>
        <table:table-row table:style-name="ro1">
          <table:table-cell office:value-type="string" calcext:value-type="string">
            <text:p>hyperram.bw_len_256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165298761" calcext:value-type="float">
            <text:p>165298761</text:p>
          </table:table-cell>
          <table:table-cell office:value-type="string" calcext:value-type="string">
            <text:p>Bandwidth (byte/s with chunk size 8192, len 256)</text:p>
          </table:table-cell>
        </table:table-row>
        <table:table-row table:style-name="ro1">
          <table:table-cell office:value-type="string" calcext:value-type="string">
            <text:p>hyperram.bw_len_512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179570363" calcext:value-type="float">
            <text:p>179570363</text:p>
          </table:table-cell>
          <table:table-cell office:value-type="string" calcext:value-type="string">
            <text:p>Bandwidth (byte/s with chunk size 8192, len 512)</text:p>
          </table:table-cell>
        </table:table-row>
        <table:table-row table:style-name="ro1">
          <table:table-cell office:value-type="string" calcext:value-type="string">
            <text:p>hyperram.bw_len_1024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81334218" calcext:value-type="float">
            <text:p>181334218</text:p>
          </table:table-cell>
          <table:table-cell office:value-type="string" calcext:value-type="string">
            <text:p>Bandwidth (byte/s with chunk size 8192, len 1024)</text:p>
          </table:table-cell>
        </table:table-row>
        <table:table-row table:style-name="ro1">
          <table:table-cell office:value-type="string" calcext:value-type="string">
            <text:p>hyperram.bw_len_2048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85617582" calcext:value-type="float">
            <text:p>185617582</text:p>
          </table:table-cell>
          <table:table-cell office:value-type="string" calcext:value-type="string">
            <text:p>Bandwidth (byte/s with chunk size 8192, len 2048)</text:p>
          </table:table-cell>
        </table:table-row>
        <table:table-row table:style-name="ro1">
          <table:table-cell office:value-type="string" calcext:value-type="string">
            <text:p>hyperram.bw_len_4096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186044399" calcext:value-type="float">
            <text:p>186044399</text:p>
          </table:table-cell>
          <table:table-cell office:value-type="string" calcext:value-type="string">
            <text:p>Bandwidth (byte/s 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len_4_misaligned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13875015" calcext:value-type="float">
            <text:p>13875015</text:p>
          </table:table-cell>
          <table:table-cell office:value-type="string" calcext:value-type="string">
            <text:p>Bandwidth (byte/s with chunk size 8192, len 4)</text:p>
          </table:table-cell>
        </table:table-row>
        <table:table-row table:style-name="ro1">
          <table:table-cell office:value-type="string" calcext:value-type="string">
            <text:p>hyperram.bw_len_8_misaligned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27676143" calcext:value-type="float">
            <text:p>27676143</text:p>
          </table:table-cell>
          <table:table-cell office:value-type="string" calcext:value-type="string">
            <text:p>Bandwidth (byte/s with chunk size 8192, len 8)</text:p>
          </table:table-cell>
        </table:table-row>
        <table:table-row table:style-name="ro1">
          <table:table-cell office:value-type="string" calcext:value-type="string">
            <text:p>hyperram.bw_len_16_misaligned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46507799" calcext:value-type="float">
            <text:p>46507799</text:p>
          </table:table-cell>
          <table:table-cell office:value-type="string" calcext:value-type="string">
            <text:p>Bandwidth (byte/s with chunk size 8192, len 16)</text:p>
          </table:table-cell>
        </table:table-row>
        <table:table-row table:style-name="ro1">
          <table:table-cell office:value-type="string" calcext:value-type="string">
            <text:p>hyperram.bw_len_32_misaligned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76235677" calcext:value-type="float">
            <text:p>76235677</text:p>
          </table:table-cell>
          <table:table-cell office:value-type="string" calcext:value-type="string">
            <text:p>Bandwidth (byte/s with chunk size 8192, len 32)</text:p>
          </table:table-cell>
        </table:table-row>
        <table:table-row table:style-name="ro1">
          <table:table-cell office:value-type="string" calcext:value-type="string">
            <text:p>hyperram.bw_len_64_misaligned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109816012" calcext:value-type="float">
            <text:p>109816012</text:p>
          </table:table-cell>
          <table:table-cell office:value-type="string" calcext:value-type="string">
            <text:p>Bandwidth (byte/s with chunk size 8192, len 64)</text:p>
          </table:table-cell>
        </table:table-row>
        <table:table-row table:style-name="ro1">
          <table:table-cell office:value-type="string" calcext:value-type="string">
            <text:p>hyperram.bw_len_128_misaligned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141421203" calcext:value-type="float">
            <text:p>141421203</text:p>
          </table:table-cell>
          <table:table-cell office:value-type="string" calcext:value-type="string">
            <text:p>Bandwidth (byte/s with chunk size 8192, len 128)</text:p>
          </table:table-cell>
        </table:table-row>
        <table:table-row table:style-name="ro1">
          <table:table-cell office:value-type="string" calcext:value-type="string">
            <text:p>hyperram.bw_len_256_misaligned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165244578" calcext:value-type="float">
            <text:p>165244578</text:p>
          </table:table-cell>
          <table:table-cell office:value-type="string" calcext:value-type="string">
            <text:p>Bandwidth (byte/s with chunk size 8192, len 256)</text:p>
          </table:table-cell>
        </table:table-row>
        <table:table-row table:style-name="ro1">
          <table:table-cell office:value-type="string" calcext:value-type="string">
            <text:p>hyperram.bw_len_512_misaligned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179708237" calcext:value-type="float">
            <text:p>179708237</text:p>
          </table:table-cell>
          <table:table-cell office:value-type="string" calcext:value-type="string">
            <text:p>Bandwidth (byte/s with chunk size 8192, len 512)</text:p>
          </table:table-cell>
        </table:table-row>
        <table:table-row table:style-name="ro1">
          <table:table-cell office:value-type="string" calcext:value-type="string">
            <text:p>hyperram.bw_len_1024_misaligned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81329201" calcext:value-type="float">
            <text:p>181329201</text:p>
          </table:table-cell>
          <table:table-cell office:value-type="string" calcext:value-type="string">
            <text:p>Bandwidth (byte/s with chunk size 8192, len 1024)</text:p>
          </table:table-cell>
        </table:table-row>
        <table:table-row table:style-name="ro1">
          <table:table-cell office:value-type="string" calcext:value-type="string">
            <text:p>hyperram.bw_len_2048_misaligned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85234595" calcext:value-type="float">
            <text:p>185234595</text:p>
          </table:table-cell>
          <table:table-cell office:value-type="string" calcext:value-type="string">
            <text:p>Bandwidth (byte/s with chunk size 8192, len 2048)</text:p>
          </table:table-cell>
        </table:table-row>
        <table:table-row table:style-name="ro1">
          <table:table-cell office:value-type="string" calcext:value-type="string">
            <text:p>hyperram.bw_len_4096_misaligned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186160663" calcext:value-type="float">
            <text:p>186160663</text:p>
          </table:table-cell>
          <table:table-cell office:value-type="string" calcext:value-type="string">
            <text:p>Bandwidth (byte/s 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size_4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3255340" calcext:value-type="float">
            <text:p>3255340</text:p>
          </table:table-cell>
          <table:table-cell office:value-type="string" calcext:value-type="string">
            <text:p>Bandwidth (byte/s size 4)</text:p>
          </table:table-cell>
        </table:table-row>
        <table:table-row table:style-name="ro1">
          <table:table-cell office:value-type="string" calcext:value-type="string">
            <text:p>hyperram.bw_size_8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6715634" calcext:value-type="float">
            <text:p>6715634</text:p>
          </table:table-cell>
          <table:table-cell office:value-type="string" calcext:value-type="string">
            <text:p>Bandwidth (byte/s size 8)</text:p>
          </table:table-cell>
        </table:table-row>
        <table:table-row table:style-name="ro1">
          <table:table-cell office:value-type="string" calcext:value-type="string">
            <text:p>hyperram.bw_size_16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13417190" calcext:value-type="float">
            <text:p>13417190</text:p>
          </table:table-cell>
          <table:table-cell office:value-type="string" calcext:value-type="string">
            <text:p>Bandwidth (byte/s size 16)</text:p>
          </table:table-cell>
        </table:table-row>
        <table:table-row table:style-name="ro1">
          <table:table-cell office:value-type="string" calcext:value-type="string">
            <text:p>hyperram.bw_size_32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26069246" calcext:value-type="float">
            <text:p>26069246</text:p>
          </table:table-cell>
          <table:table-cell office:value-type="string" calcext:value-type="string">
            <text:p>Bandwidth (byte/s size 32)</text:p>
          </table:table-cell>
        </table:table-row>
        <table:table-row table:style-name="ro1">
          <table:table-cell office:value-type="string" calcext:value-type="string">
            <text:p>hyperram.bw_size_64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49042145" calcext:value-type="float">
            <text:p>49042145</text:p>
          </table:table-cell>
          <table:table-cell office:value-type="string" calcext:value-type="string">
            <text:p>Bandwidth (byte/s size 64)</text:p>
          </table:table-cell>
        </table:table-row>
        <table:table-row table:style-name="ro1">
          <table:table-cell office:value-type="string" calcext:value-type="string">
            <text:p>hyperram.bw_size_128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81012658" calcext:value-type="float">
            <text:p>81012658</text:p>
          </table:table-cell>
          <table:table-cell office:value-type="string" calcext:value-type="string">
            <text:p>Bandwidth (byte/s size 128)</text:p>
          </table:table-cell>
        </table:table-row>
        <table:table-row table:style-name="ro1">
          <table:table-cell office:value-type="string" calcext:value-type="string">
            <text:p>hyperram.bw_size_256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116961736" calcext:value-type="float">
            <text:p>116961736</text:p>
          </table:table-cell>
          <table:table-cell office:value-type="string" calcext:value-type="string">
            <text:p>Bandwidth (byte/s size 256)</text:p>
          </table:table-cell>
        </table:table-row>
        <table:table-row table:style-name="ro1">
          <table:table-cell office:value-type="string" calcext:value-type="string">
            <text:p>hyperram.bw_size_512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46915351" calcext:value-type="float">
            <text:p>146915351</text:p>
          </table:table-cell>
          <table:table-cell office:value-type="string" calcext:value-type="string">
            <text:p>Bandwidth (byte/s size 512)</text:p>
          </table:table-cell>
        </table:table-row>
        <table:table-row table:style-name="ro1">
          <table:table-cell office:value-type="string" calcext:value-type="string">
            <text:p>hyperram.bw_size_1024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65997973" calcext:value-type="float">
            <text:p>165997973</text:p>
          </table:table-cell>
          <table:table-cell office:value-type="string" calcext:value-type="string">
            <text:p>Bandwidth (byte/s size 1024)</text:p>
          </table:table-cell>
        </table:table-row>
        <table:table-row table:style-name="ro1">
          <table:table-cell office:value-type="string" calcext:value-type="string">
            <text:p>hyperram.bw_size_2048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78962315" calcext:value-type="float">
            <text:p>178962315</text:p>
          </table:table-cell>
          <table:table-cell office:value-type="string" calcext:value-type="string">
            <text:p>Bandwidth (byte/s size 2048)</text:p>
          </table:table-cell>
        </table:table-row>
        <table:table-row table:style-name="ro1">
          <table:table-cell office:value-type="string" calcext:value-type="string">
            <text:p>hyperram.bw_size_4096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185234595" calcext:value-type="float">
            <text:p>185234595</text:p>
          </table:table-cell>
          <table:table-cell office:value-type="string" calcext:value-type="string">
            <text:p>Bandwidth (byte/s size 4096)</text:p>
          </table:table-cell>
        </table:table-row>
        <table:table-row table:style-name="ro1">
          <table:table-cell office:value-type="string" calcext:value-type="string">
            <text:p>hyperram.bw_size_8192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189213535" calcext:value-type="float">
            <text:p>189213535</text:p>
          </table:table-cell>
          <table:table-cell office:value-type="string" calcext:value-type="string">
            <text:p>Bandwidth (byte/s 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size_4_misaligned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3295571" calcext:value-type="float">
            <text:p>3295571</text:p>
          </table:table-cell>
          <table:table-cell office:value-type="string" calcext:value-type="string">
            <text:p>Bandwidth (byte/s size 4)</text:p>
          </table:table-cell>
        </table:table-row>
        <table:table-row table:style-name="ro1">
          <table:table-cell office:value-type="string" calcext:value-type="string">
            <text:p>hyperram.bw_size_8_misaligned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6477732" calcext:value-type="float">
            <text:p>6477732</text:p>
          </table:table-cell>
          <table:table-cell office:value-type="string" calcext:value-type="string">
            <text:p>Bandwidth (byte/s size 8)</text:p>
          </table:table-cell>
        </table:table-row>
        <table:table-row table:style-name="ro1">
          <table:table-cell office:value-type="string" calcext:value-type="string">
            <text:p>hyperram.bw_size_16_misaligned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13793103" calcext:value-type="float">
            <text:p>13793103</text:p>
          </table:table-cell>
          <table:table-cell office:value-type="string" calcext:value-type="string">
            <text:p>Bandwidth (byte/s size 16)</text:p>
          </table:table-cell>
        </table:table-row>
        <table:table-row table:style-name="ro1">
          <table:table-cell office:value-type="string" calcext:value-type="string">
            <text:p>hyperram.bw_size_32_misaligned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26364572" calcext:value-type="float">
            <text:p>26364572</text:p>
          </table:table-cell>
          <table:table-cell office:value-type="string" calcext:value-type="string">
            <text:p>Bandwidth (byte/s size 32)</text:p>
          </table:table-cell>
        </table:table-row>
        <table:table-row table:style-name="ro1">
          <table:table-cell office:value-type="string" calcext:value-type="string">
            <text:p>hyperram.bw_size_64_misaligned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50443349" calcext:value-type="float">
            <text:p>50443349</text:p>
          </table:table-cell>
          <table:table-cell office:value-type="string" calcext:value-type="string">
            <text:p>Bandwidth (byte/s size 64)</text:p>
          </table:table-cell>
        </table:table-row>
        <table:table-row table:style-name="ro1">
          <table:table-cell office:value-type="string" calcext:value-type="string">
            <text:p>hyperram.bw_size_128_misaligned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82647296" calcext:value-type="float">
            <text:p>82647296</text:p>
          </table:table-cell>
          <table:table-cell office:value-type="string" calcext:value-type="string">
            <text:p>Bandwidth (byte/s size 128)</text:p>
          </table:table-cell>
        </table:table-row>
        <table:table-row table:style-name="ro1">
          <table:table-cell office:value-type="string" calcext:value-type="string">
            <text:p>hyperram.bw_size_256_misaligned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117904432" calcext:value-type="float">
            <text:p>117904432</text:p>
          </table:table-cell>
          <table:table-cell office:value-type="string" calcext:value-type="string">
            <text:p>Bandwidth (byte/s size 256)</text:p>
          </table:table-cell>
        </table:table-row>
        <table:table-row table:style-name="ro1">
          <table:table-cell office:value-type="string" calcext:value-type="string">
            <text:p>hyperram.bw_size_512_misaligned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47179302" calcext:value-type="float">
            <text:p>147179302</text:p>
          </table:table-cell>
          <table:table-cell office:value-type="string" calcext:value-type="string">
            <text:p>Bandwidth (byte/s size 512)</text:p>
          </table:table-cell>
        </table:table-row>
        <table:table-row table:style-name="ro1">
          <table:table-cell office:value-type="string" calcext:value-type="string">
            <text:p>hyperram.bw_size_1024_misaligned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65294592" calcext:value-type="float">
            <text:p>165294592</text:p>
          </table:table-cell>
          <table:table-cell office:value-type="string" calcext:value-type="string">
            <text:p>Bandwidth (byte/s size 1024)</text:p>
          </table:table-cell>
        </table:table-row>
        <table:table-row table:style-name="ro1">
          <table:table-cell office:value-type="string" calcext:value-type="string">
            <text:p>hyperram.bw_size_2048_misaligned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79354132" calcext:value-type="float">
            <text:p>179354132</text:p>
          </table:table-cell>
          <table:table-cell office:value-type="string" calcext:value-type="string">
            <text:p>Bandwidth (byte/s size 2048)</text:p>
          </table:table-cell>
        </table:table-row>
        <table:table-row table:style-name="ro1">
          <table:table-cell office:value-type="string" calcext:value-type="string">
            <text:p>hyperram.bw_size_4096_misaligned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185245067" calcext:value-type="float">
            <text:p>185245067</text:p>
          </table:table-cell>
          <table:table-cell office:value-type="string" calcext:value-type="string">
            <text:p>Bandwidth (byte/s size 4096)</text:p>
          </table:table-cell>
        </table:table-row>
        <table:table-row table:style-name="ro1">
          <table:table-cell office:value-type="string" calcext:value-type="string">
            <text:p>hyperram.bw_size_8192_misaligned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188869996" calcext:value-type="float">
            <text:p>188869996</text:p>
          </table:table-cell>
          <table:table-cell office:value-type="string" calcext:value-type="string">
            <text:p>Bandwidth (byte/s 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len_4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18504212" calcext:value-type="float">
            <text:p>18504212</text:p>
          </table:table-cell>
          <table:table-cell office:value-type="string" calcext:value-type="string">
            <text:p>Bandwidth (byte/s with chunk size 8192, len 4)</text:p>
          </table:table-cell>
        </table:table-row>
        <table:table-row table:style-name="ro1">
          <table:table-cell office:value-type="string" calcext:value-type="string">
            <text:p>hyperram.bw_len_8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33273085" calcext:value-type="float">
            <text:p>33273085</text:p>
          </table:table-cell>
          <table:table-cell office:value-type="string" calcext:value-type="string">
            <text:p>Bandwidth (byte/s with chunk size 8192, len 8)</text:p>
          </table:table-cell>
        </table:table-row>
        <table:table-row table:style-name="ro1">
          <table:table-cell office:value-type="string" calcext:value-type="string">
            <text:p>hyperram.bw_len_16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55188675" calcext:value-type="float">
            <text:p>55188675</text:p>
          </table:table-cell>
          <table:table-cell office:value-type="string" calcext:value-type="string">
            <text:p>Bandwidth (byte/s with chunk size 8192, len 16)</text:p>
          </table:table-cell>
        </table:table-row>
        <table:table-row table:style-name="ro1">
          <table:table-cell office:value-type="string" calcext:value-type="string">
            <text:p>hyperram.bw_len_32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88015041" calcext:value-type="float">
            <text:p>88015041</text:p>
          </table:table-cell>
          <table:table-cell office:value-type="string" calcext:value-type="string">
            <text:p>Bandwidth (byte/s with chunk size 8192, len 32)</text:p>
          </table:table-cell>
        </table:table-row>
        <table:table-row table:style-name="ro1">
          <table:table-cell office:value-type="string" calcext:value-type="string">
            <text:p>hyperram.bw_len_64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122669162" calcext:value-type="float">
            <text:p>122669162</text:p>
          </table:table-cell>
          <table:table-cell office:value-type="string" calcext:value-type="string">
            <text:p>Bandwidth (byte/s with chunk size 8192, len 64)</text:p>
          </table:table-cell>
        </table:table-row>
        <table:table-row table:style-name="ro1">
          <table:table-cell office:value-type="string" calcext:value-type="string">
            <text:p>hyperram.bw_len_128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147763347" calcext:value-type="float">
            <text:p>147763347</text:p>
          </table:table-cell>
          <table:table-cell office:value-type="string" calcext:value-type="string">
            <text:p>Bandwidth (byte/s with chunk size 8192, len 128)</text:p>
          </table:table-cell>
        </table:table-row>
        <table:table-row table:style-name="ro1">
          <table:table-cell office:value-type="string" calcext:value-type="string">
            <text:p>hyperram.bw_len_256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168989969" calcext:value-type="float">
            <text:p>168989969</text:p>
          </table:table-cell>
          <table:table-cell office:value-type="string" calcext:value-type="string">
            <text:p>Bandwidth (byte/s with chunk size 8192, len 256)</text:p>
          </table:table-cell>
        </table:table-row>
        <table:table-row table:style-name="ro1">
          <table:table-cell office:value-type="string" calcext:value-type="string">
            <text:p>hyperram.bw_len_512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82607484" calcext:value-type="float">
            <text:p>182607484</text:p>
          </table:table-cell>
          <table:table-cell office:value-type="string" calcext:value-type="string">
            <text:p>Bandwidth (byte/s with chunk size 8192, len 512)</text:p>
          </table:table-cell>
        </table:table-row>
        <table:table-row table:style-name="ro1">
          <table:table-cell office:value-type="string" calcext:value-type="string">
            <text:p>hyperram.bw_len_1024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83744077" calcext:value-type="float">
            <text:p>183744077</text:p>
          </table:table-cell>
          <table:table-cell office:value-type="string" calcext:value-type="string">
            <text:p>Bandwidth (byte/s with chunk size 8192, len 1024)</text:p>
          </table:table-cell>
        </table:table-row>
        <table:table-row table:style-name="ro1">
          <table:table-cell office:value-type="string" calcext:value-type="string">
            <text:p>hyperram.bw_len_2048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88197455" calcext:value-type="float">
            <text:p>188197455</text:p>
          </table:table-cell>
          <table:table-cell office:value-type="string" calcext:value-type="string">
            <text:p>Bandwidth (byte/s with chunk size 8192, len 2048)</text:p>
          </table:table-cell>
        </table:table-row>
        <table:table-row table:style-name="ro1">
          <table:table-cell office:value-type="string" calcext:value-type="string">
            <text:p>hyperram.bw_len_4096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188224481" calcext:value-type="float">
            <text:p>188224481</text:p>
          </table:table-cell>
          <table:table-cell office:value-type="string" calcext:value-type="string">
            <text:p>Bandwidth (byte/s 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/>
        </table:table-row>
        <table:table-row table:style-name="ro1">
          <table:table-cell office:value-type="string" calcext:value-type="string">
            <text:p>hyperram.bw_len_4_misaligned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18482294" calcext:value-type="float">
            <text:p>18482294</text:p>
          </table:table-cell>
          <table:table-cell office:value-type="string" calcext:value-type="string">
            <text:p>Bandwidth (byte/s with chunk size 8192, len 4)</text:p>
          </table:table-cell>
        </table:table-row>
        <table:table-row table:style-name="ro1">
          <table:table-cell office:value-type="string" calcext:value-type="string">
            <text:p>hyperram.bw_len_8_misaligned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33268862" calcext:value-type="float">
            <text:p>33268862</text:p>
          </table:table-cell>
          <table:table-cell office:value-type="string" calcext:value-type="string">
            <text:p>Bandwidth (byte/s with chunk size 8192, len 8)</text:p>
          </table:table-cell>
        </table:table-row>
        <table:table-row table:style-name="ro1">
          <table:table-cell office:value-type="string" calcext:value-type="string">
            <text:p>hyperram.bw_len_16_misaligned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55281315" calcext:value-type="float">
            <text:p>55281315</text:p>
          </table:table-cell>
          <table:table-cell office:value-type="string" calcext:value-type="string">
            <text:p>Bandwidth (byte/s with chunk size 8192, len 16)</text:p>
          </table:table-cell>
        </table:table-row>
        <table:table-row table:style-name="ro1">
          <table:table-cell office:value-type="string" calcext:value-type="string">
            <text:p>hyperram.bw_len_32_misaligned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88042237" calcext:value-type="float">
            <text:p>88042237</text:p>
          </table:table-cell>
          <table:table-cell office:value-type="string" calcext:value-type="string">
            <text:p>Bandwidth (byte/s with chunk size 8192, len 32)</text:p>
          </table:table-cell>
        </table:table-row>
        <table:table-row table:style-name="ro1">
          <table:table-cell office:value-type="string" calcext:value-type="string">
            <text:p>hyperram.bw_len_64_misaligned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122975305" calcext:value-type="float">
            <text:p>122975305</text:p>
          </table:table-cell>
          <table:table-cell office:value-type="string" calcext:value-type="string">
            <text:p>Bandwidth (byte/s with chunk size 8192, len 64)</text:p>
          </table:table-cell>
        </table:table-row>
        <table:table-row table:style-name="ro1">
          <table:table-cell office:value-type="string" calcext:value-type="string">
            <text:p>hyperram.bw_len_128_misaligned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148157525" calcext:value-type="float">
            <text:p>148157525</text:p>
          </table:table-cell>
          <table:table-cell office:value-type="string" calcext:value-type="string">
            <text:p>Bandwidth (byte/s with chunk size 8192, len 128)</text:p>
          </table:table-cell>
        </table:table-row>
        <table:table-row table:style-name="ro1">
          <table:table-cell office:value-type="string" calcext:value-type="string">
            <text:p>hyperram.bw_len_256_misaligned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169334918" calcext:value-type="float">
            <text:p>169334918</text:p>
          </table:table-cell>
          <table:table-cell office:value-type="string" calcext:value-type="string">
            <text:p>Bandwidth (byte/s with chunk size 8192, len 256)</text:p>
          </table:table-cell>
        </table:table-row>
        <table:table-row table:style-name="ro1">
          <table:table-cell office:value-type="string" calcext:value-type="string">
            <text:p>hyperram.bw_len_512_misaligned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82115267" calcext:value-type="float">
            <text:p>182115267</text:p>
          </table:table-cell>
          <table:table-cell office:value-type="string" calcext:value-type="string">
            <text:p>Bandwidth (byte/s with chunk size 8192, len 512)</text:p>
          </table:table-cell>
        </table:table-row>
        <table:table-row table:style-name="ro1">
          <table:table-cell office:value-type="string" calcext:value-type="string">
            <text:p>hyperram.bw_len_1024_misaligned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83842010" calcext:value-type="float">
            <text:p>183842010</text:p>
          </table:table-cell>
          <table:table-cell office:value-type="string" calcext:value-type="string">
            <text:p>Bandwidth (byte/s with chunk size 8192, len 1024)</text:p>
          </table:table-cell>
        </table:table-row>
        <table:table-row table:style-name="ro1">
          <table:table-cell office:value-type="string" calcext:value-type="string">
            <text:p>hyperram.bw_len_2048_misaligned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87755335" calcext:value-type="float">
            <text:p>187755335</text:p>
          </table:table-cell>
          <table:table-cell office:value-type="string" calcext:value-type="string">
            <text:p>Bandwidth (byte/s with chunk size 8192, len 2048)</text:p>
          </table:table-cell>
        </table:table-row>
        <table:table-row table:style-name="ro1">
          <table:table-cell office:value-type="string" calcext:value-type="string">
            <text:p>hyperram.bw_len_4096_misaligned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188235294" calcext:value-type="float">
            <text:p>188235294</text:p>
          </table:table-cell>
          <table:table-cell office:value-type="string" calcext:value-type="string">
            <text:p>Bandwidth (byte/s 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size_4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load_size_8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load_size_16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load_size_32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load_size_64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load_size_128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load_size_256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load_size_512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load_size_1024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load_size_2048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load_size_4096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load_size_8192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size_4_misaligned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load_size_8_misaligned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load_size_16_misaligned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load_size_32_misaligned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load_size_64_misaligned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load_size_128_misaligned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load_size_256_misaligned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load_size_512_misaligned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load_size_1024_misaligned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load_size_2048_misaligned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load_size_4096_misaligned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load_size_8192_misaligned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len_4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load_len_8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load_len_16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load_len_32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load_len_64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load_len_128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load_len_256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load_len_512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load_len_1024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load_len_2048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load_len_4096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len_4_misaligned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load_len_8_misaligned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load_len_16_misaligned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load_len_32_misaligned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load_len_64_misaligned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load_len_128_misaligned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load_len_256_misaligned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load_len_512_misaligned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load_len_1024_misaligned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load_len_2048_misaligned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load_len_4096_misaligned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size_4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load_size_8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load_size_16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load_size_32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load_size_64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load_size_128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load_size_256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load_size_512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load_size_1024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load_size_2048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load_size_4096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load_size_8192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size_4_misaligned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load_size_8_misaligned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load_size_16_misaligned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load_size_32_misaligned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load_size_64_misaligned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load_size_128_misaligned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load_size_256_misaligned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load_size_512_misaligned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load_size_1024_misaligned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load_size_2048_misaligned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load_size_4096_misaligned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load_size_8192_misaligned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len_4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load_len_8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load_len_16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load_len_32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load_len_64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load_len_128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load_len_256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load_len_512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load_len_1024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load_len_2048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load_len_4096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/>
        </table:table-row>
        <table:table-row table:style-name="ro1">
          <table:table-cell office:value-type="string" calcext:value-type="string">
            <text:p>hyperram.load_len_4_misaligned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load_len_8_misaligned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load_len_16_misaligned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load_len_32_misaligned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load_len_64_misaligned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load_len_128_misaligned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load_len_256_misaligned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load_len_512_misaligned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load_len_1024_misaligned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load_len_2048_misaligned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load_len_4096_misaligned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 load (with chunk size 8192, len 4096)</text:p>
          </table:table-cell>
        </table:table-row>
      </table:table>
      <table:table table:name="GAP8 50MHz" table:style-name="ta1">
        <table:shapes>
          <draw:frame draw:z-index="0" draw:style-name="gr1" draw:text-style-name="P1" svg:width="319.86pt" svg:height="177.68pt" svg:x="787.58pt" svg:y="1381.63pt">
            <draw:object draw:notify-on-update-of-ranges="'GAP8 50MHz'.B110:'GAP8 50MHz'.B121 'GAP8 50MHz'.C109:'GAP8 50MHz'.C109 'GAP8 50MHz'.C110:'GAP8 50MHz'.C1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312.86pt" svg:height="173.17pt" svg:x="794.58pt" svg:y="1565.35pt">
            <draw:object draw:notify-on-update-of-ranges="'GAP8 50MHz'.B124:'GAP8 50MHz'.B135 'GAP8 50MHz'.C123:'GAP8 50MHz'.C123 'GAP8 50MHz'.C124:'GAP8 50MHz'.C13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318.3pt" svg:height="165.63pt" svg:x="789.14pt" svg:y="1739.28pt">
            <draw:object draw:notify-on-update-of-ranges="'GAP8 50MHz'.B138:'GAP8 50MHz'.B148 'GAP8 50MHz'.C137:'GAP8 50MHz'.C137 'GAP8 50MHz'.C138:'GAP8 50MHz'.C14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312.83pt" svg:height="159.62pt" svg:x="791.49pt" svg:y="1908.71pt">
            <draw:object draw:notify-on-update-of-ranges="'GAP8 50MHz'.B151:'GAP8 50MHz'.B161 'GAP8 50MHz'.C150:'GAP8 50MHz'.C150 'GAP8 50MHz'.C151:'GAP8 50MHz'.C16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4" draw:style-name="gr1" draw:text-style-name="P1" svg:width="314.39pt" svg:height="173.17pt" svg:x="791.49pt" svg:y="2075.1pt">
            <draw:object draw:notify-on-update-of-ranges="'GAP8 50MHz'.B164:'GAP8 50MHz'.B175 'GAP8 50MHz'.C163:'GAP8 50MHz'.C163 'GAP8 50MHz'.C164:'GAP8 50MHz'.C17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5" draw:style-name="gr1" draw:text-style-name="P1" svg:width="311.3pt" svg:height="172.43pt" svg:x="792.26pt" svg:y="2254.31pt">
            <draw:object draw:notify-on-update-of-ranges="'GAP8 50MHz'.B178:'GAP8 50MHz'.B189 'GAP8 50MHz'.C177:'GAP8 50MHz'.C177 'GAP8 50MHz'.C178:'GAP8 50MHz'.C18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6" draw:style-name="gr1" draw:text-style-name="P1" svg:width="312.83pt" svg:height="171.67pt" svg:x="794.61pt" svg:y="3pt">
            <draw:object draw:notify-on-update-of-ranges="'GAP8 50MHz'.B2:'GAP8 50MHz'.B13 'GAP8 50MHz'.C1:'GAP8 50MHz'.C1 'GAP8 50MHz'.C2:'GAP8 50MHz'.C1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7" draw:style-name="gr1" draw:text-style-name="P1" svg:width="312.86pt" svg:height="175.44pt" svg:x="795.37pt" svg:y="182.21pt">
            <draw:object draw:notify-on-update-of-ranges="'GAP8 50MHz'.B16:'GAP8 50MHz'.B27 'GAP8 50MHz'.C15:'GAP8 50MHz'.C15 'GAP8 50MHz'.C16:'GAP8 50MHz'.C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8" draw:style-name="gr1" draw:text-style-name="P1" svg:width="319.89pt" svg:height="166.45pt" svg:x="791.46pt" svg:y="358.36pt">
            <draw:object draw:notify-on-update-of-ranges="'GAP8 50MHz'.B30:'GAP8 50MHz'.B40 'GAP8 50MHz'.C29:'GAP8 50MHz'.C29 'GAP8 50MHz'.C30:'GAP8 50MHz'.C4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9" draw:style-name="gr1" draw:text-style-name="P1" svg:width="309.74pt" svg:height="161.12pt" svg:x="796.93pt" svg:y="527.05pt">
            <draw:object draw:notify-on-update-of-ranges="'GAP8 50MHz'.B43:'GAP8 50MHz'.B53 'GAP8 50MHz'.C42:'GAP8 50MHz'.C42 'GAP8 50MHz'.C43:'GAP8 50MHz'.C5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0" draw:style-name="gr1" draw:text-style-name="P1" svg:width="311.3pt" svg:height="173.93pt" svg:x="794.61pt" svg:y="693.47pt">
            <draw:object draw:notify-on-update-of-ranges="'GAP8 50MHz'.B56:'GAP8 50MHz'.B67 'GAP8 50MHz'.C55:'GAP8 50MHz'.C55 'GAP8 50MHz'.C56:'GAP8 50MHz'.C67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1" draw:style-name="gr1" draw:text-style-name="P1" svg:width="312.83pt" svg:height="173.93pt" svg:x="794.61pt" svg:y="872.65pt">
            <draw:object draw:notify-on-update-of-ranges="'GAP8 50MHz'.B70:'GAP8 50MHz'.B81 'GAP8 50MHz'.C69:'GAP8 50MHz'.C69 'GAP8 50MHz'.C70:'GAP8 50MHz'.C8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2" draw:style-name="gr1" draw:text-style-name="P1" svg:width="315.98pt" svg:height="160.38pt" svg:x="793.81pt" svg:y="1052.59pt">
            <draw:object draw:notify-on-update-of-ranges="'GAP8 50MHz'.B84:'GAP8 50MHz'.B94 'GAP8 50MHz'.C83:'GAP8 50MHz'.C83 'GAP8 50MHz'.C84:'GAP8 50MHz'.C9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3" draw:style-name="gr1" draw:text-style-name="P1" svg:width="317.42pt" svg:height="165.86pt" svg:x="792.37pt" svg:y="1215.04pt">
            <draw:object draw:notify-on-update-of-ranges="'GAP8 50MHz'.B97:'GAP8 50MHz'.B107 'GAP8 50MHz'.C96:'GAP8 50MHz'.C96 'GAP8 50MHz'.C97:'GAP8 50MHz'.C107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4" draw:style-name="gr1" draw:text-style-name="P1" svg:width="314.33pt" svg:height="161.55pt" svg:x="795.94pt" svg:y="2435.02pt">
            <draw:object draw:notify-on-update-of-ranges="'GAP8 50MHz'.B192:'GAP8 50MHz'.B202 'GAP8 50MHz'.C191:'GAP8 50MHz'.C191 'GAP8 50MHz'.C192:'GAP8 50MHz'.C202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5" draw:style-name="gr1" draw:text-style-name="P1" svg:width="319.52pt" svg:height="151.71pt" svg:x="792.31pt" svg:y="2599.71pt">
            <draw:object draw:notify-on-update-of-ranges="'GAP8 50MHz'.B205:'GAP8 50MHz'.B215 'GAP8 50MHz'.C204:'GAP8 50MHz'.C204 'GAP8 50MHz'.C205:'GAP8 50MHz'.C215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bw_size_4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123743" calcext:value-type="float">
            <text:p>123743</text:p>
          </table:table-cell>
          <table:table-cell office:value-type="string" calcext:value-type="string">
            <text:p>Bandwidth (byte/s size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8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248988" calcext:value-type="float">
            <text:p>248988</text:p>
          </table:table-cell>
          <table:table-cell office:value-type="string" calcext:value-type="string">
            <text:p>Bandwidth (byte/s size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16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497976" calcext:value-type="float">
            <text:p>497976</text:p>
          </table:table-cell>
          <table:table-cell office:value-type="string" calcext:value-type="string">
            <text:p>Bandwidth (byte/s size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32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995953" calcext:value-type="float">
            <text:p>995953</text:p>
          </table:table-cell>
          <table:table-cell office:value-type="string" calcext:value-type="string">
            <text:p>Bandwidth (byte/s size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64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1991907" calcext:value-type="float">
            <text:p>1991907</text:p>
          </table:table-cell>
          <table:table-cell office:value-type="string" calcext:value-type="string">
            <text:p>Bandwidth (byte/s size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128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3983815" calcext:value-type="float">
            <text:p>3983815</text:p>
          </table:table-cell>
          <table:table-cell office:value-type="string" calcext:value-type="string">
            <text:p>Bandwidth (byte/s size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256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7274793" calcext:value-type="float">
            <text:p>7274793</text:p>
          </table:table-cell>
          <table:table-cell office:value-type="string" calcext:value-type="string">
            <text:p>Bandwidth (byte/s size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512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14549587" calcext:value-type="float">
            <text:p>14549587</text:p>
          </table:table-cell>
          <table:table-cell office:value-type="string" calcext:value-type="string">
            <text:p>Bandwidth (byte/s size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1024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9643199" calcext:value-type="float">
            <text:p>19643199</text:p>
          </table:table-cell>
          <table:table-cell office:value-type="string" calcext:value-type="string">
            <text:p>Bandwidth (byte/s size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2048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23922438" calcext:value-type="float">
            <text:p>23922438</text:p>
          </table:table-cell>
          <table:table-cell office:value-type="string" calcext:value-type="string">
            <text:p>Bandwidth (byte/s size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size_4096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26846693" calcext:value-type="float">
            <text:p>26846693</text:p>
          </table:table-cell>
          <table:table-cell office:value-type="string" calcext:value-type="string">
            <text:p>Bandwidth (byte/s size 4096)</text:p>
          </table:table-cell>
          <table:table-cell table:number-columns-repeated="9"/>
          <table:table-cell office:value-type="string" calcext:value-type="string">
            <text:p>hyperram.load_size_4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bw_size_8192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28594366" calcext:value-type="float">
            <text:p>28594366</text:p>
          </table:table-cell>
          <table:table-cell office:value-type="string" calcext:value-type="string">
            <text:p>Bandwidth (byte/s size 8192)</text:p>
          </table:table-cell>
          <table:table-cell table:number-columns-repeated="9"/>
          <table:table-cell office:value-type="string" calcext:value-type="string">
            <text:p>hyperram.load_size_8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size_16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size_32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bw_size_4_misaligned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48974" calcext:value-type="float">
            <text:p>48974</text:p>
          </table:table-cell>
          <table:table-cell office:value-type="string" calcext:value-type="string">
            <text:p>Bandwidth (byte/s size 4)</text:p>
          </table:table-cell>
          <table:table-cell table:number-columns-repeated="9"/>
          <table:table-cell office:value-type="string" calcext:value-type="string">
            <text:p>hyperram.load_size_64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bw_size_8_misaligned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69994" calcext:value-type="float">
            <text:p>69994</text:p>
          </table:table-cell>
          <table:table-cell office:value-type="string" calcext:value-type="string">
            <text:p>Bandwidth (byte/s size 8)</text:p>
          </table:table-cell>
          <table:table-cell table:number-columns-repeated="9"/>
          <table:table-cell office:value-type="string" calcext:value-type="string">
            <text:p>hyperram.load_size_128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bw_size_16_misaligned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130831" calcext:value-type="float">
            <text:p>130831</text:p>
          </table:table-cell>
          <table:table-cell office:value-type="string" calcext:value-type="string">
            <text:p>Bandwidth (byte/s size 16)</text:p>
          </table:table-cell>
          <table:table-cell table:number-columns-repeated="9"/>
          <table:table-cell office:value-type="string" calcext:value-type="string">
            <text:p>hyperram.load_size_256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bw_size_32_misaligned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231389" calcext:value-type="float">
            <text:p>231389</text:p>
          </table:table-cell>
          <table:table-cell office:value-type="string" calcext:value-type="string">
            <text:p>Bandwidth (byte/s size 32)</text:p>
          </table:table-cell>
          <table:table-cell table:number-columns-repeated="9"/>
          <table:table-cell office:value-type="string" calcext:value-type="string">
            <text:p>hyperram.load_size_512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bw_size_64_misaligned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375818" calcext:value-type="float">
            <text:p>375818</text:p>
          </table:table-cell>
          <table:table-cell office:value-type="string" calcext:value-type="string">
            <text:p>Bandwidth (byte/s size 64)</text:p>
          </table:table-cell>
          <table:table-cell table:number-columns-repeated="9"/>
          <table:table-cell office:value-type="string" calcext:value-type="string">
            <text:p>hyperram.load_size_1024_bandwidth_1d_rea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bw_size_128_misaligned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546319" calcext:value-type="float">
            <text:p>546319</text:p>
          </table:table-cell>
          <table:table-cell office:value-type="string" calcext:value-type="string">
            <text:p>Bandwidth (byte/s size 128)</text:p>
          </table:table-cell>
          <table:table-cell table:number-columns-repeated="9"/>
          <table:table-cell office:value-type="string" calcext:value-type="string">
            <text:p>hyperram.load_size_2048_bandwidth_1d_rea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bw_size_256_misaligned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610199" calcext:value-type="float">
            <text:p>610199</text:p>
          </table:table-cell>
          <table:table-cell office:value-type="string" calcext:value-type="string">
            <text:p>Bandwidth (byte/s size 256)</text:p>
          </table:table-cell>
          <table:table-cell table:number-columns-repeated="9"/>
          <table:table-cell office:value-type="string" calcext:value-type="string">
            <text:p>hyperram.load_size_4096_bandwidth_1d_rea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bw_size_512_misaligned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698713" calcext:value-type="float">
            <text:p>698713</text:p>
          </table:table-cell>
          <table:table-cell office:value-type="string" calcext:value-type="string">
            <text:p>Bandwidth (byte/s size 512)</text:p>
          </table:table-cell>
          <table:table-cell table:number-columns-repeated="9"/>
          <table:table-cell office:value-type="string" calcext:value-type="string">
            <text:p>hyperram.load_size_8192_bandwidth_1d_rea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office:value-type="string" calcext:value-type="string">
            <text:p>hyperram.bw_size_1024_misaligned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753353" calcext:value-type="float">
            <text:p>753353</text:p>
          </table:table-cell>
          <table:table-cell office:value-type="string" calcext:value-type="string">
            <text:p>Bandwidth (byte/s size 1024)</text:p>
          </table:table-cell>
          <table:table-cell table:number-columns-repeated="9"/>
          <table:table-cell office:value-type="string" calcext:value-type="string">
            <text:p>hyperram.load_size_4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bw_size_2048_misaligned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784008" calcext:value-type="float">
            <text:p>784008</text:p>
          </table:table-cell>
          <table:table-cell office:value-type="string" calcext:value-type="string">
            <text:p>Bandwidth (byte/s size 2048)</text:p>
          </table:table-cell>
          <table:table-cell table:number-columns-repeated="9"/>
          <table:table-cell office:value-type="string" calcext:value-type="string">
            <text:p>hyperram.load_size_8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bw_size_4096_misaligned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800291" calcext:value-type="float">
            <text:p>800291</text:p>
          </table:table-cell>
          <table:table-cell office:value-type="string" calcext:value-type="string">
            <text:p>Bandwidth (byte/s size 4096)</text:p>
          </table:table-cell>
          <table:table-cell table:number-columns-repeated="9"/>
          <table:table-cell office:value-type="string" calcext:value-type="string">
            <text:p>hyperram.load_size_16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bw_size_8192_misaligned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804145" calcext:value-type="float">
            <text:p>804145</text:p>
          </table:table-cell>
          <table:table-cell office:value-type="string" calcext:value-type="string">
            <text:p>Bandwidth (byte/s size 8192)</text:p>
          </table:table-cell>
          <table:table-cell table:number-columns-repeated="9"/>
          <table:table-cell office:value-type="string" calcext:value-type="string">
            <text:p>hyperram.load_size_32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size_64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size_128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bw_len_4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145286" calcext:value-type="float">
            <text:p>145286</text:p>
          </table:table-cell>
          <table:table-cell office:value-type="string" calcext:value-type="string">
            <text:p>Bandwidth (byte/s with chunk size 8192, len 4)</text:p>
          </table:table-cell>
          <table:table-cell table:number-columns-repeated="9"/>
          <table:table-cell office:value-type="string" calcext:value-type="string">
            <text:p>hyperram.load_size_256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bw_len_8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290448" calcext:value-type="float">
            <text:p>290448</text:p>
          </table:table-cell>
          <table:table-cell office:value-type="string" calcext:value-type="string">
            <text:p>Bandwidth (byte/s with chunk size 8192, len 8)</text:p>
          </table:table-cell>
          <table:table-cell table:number-columns-repeated="9"/>
          <table:table-cell office:value-type="string" calcext:value-type="string">
            <text:p>hyperram.load_size_512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bw_len_16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580399" calcext:value-type="float">
            <text:p>580399</text:p>
          </table:table-cell>
          <table:table-cell office:value-type="string" calcext:value-type="string">
            <text:p>Bandwidth (byte/s with chunk size 8192, len 16)</text:p>
          </table:table-cell>
          <table:table-cell table:number-columns-repeated="9"/>
          <table:table-cell office:value-type="string" calcext:value-type="string">
            <text:p>hyperram.load_size_1024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bw_len_32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1158815" calcext:value-type="float">
            <text:p>1158815</text:p>
          </table:table-cell>
          <table:table-cell office:value-type="string" calcext:value-type="string">
            <text:p>Bandwidth (byte/s with chunk size 8192, len 32)</text:p>
          </table:table-cell>
          <table:table-cell table:number-columns-repeated="9"/>
          <table:table-cell office:value-type="string" calcext:value-type="string">
            <text:p>hyperram.load_size_2048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bw_len_64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2309733" calcext:value-type="float">
            <text:p>2309733</text:p>
          </table:table-cell>
          <table:table-cell office:value-type="string" calcext:value-type="string">
            <text:p>Bandwidth (byte/s with chunk size 8192, len 64)</text:p>
          </table:table-cell>
          <table:table-cell table:number-columns-repeated="9"/>
          <table:table-cell office:value-type="string" calcext:value-type="string">
            <text:p>hyperram.load_size_4096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bw_len_128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4588199" calcext:value-type="float">
            <text:p>4588199</text:p>
          </table:table-cell>
          <table:table-cell office:value-type="string" calcext:value-type="string">
            <text:p>Bandwidth (byte/s with chunk size 8192, len 128)</text:p>
          </table:table-cell>
          <table:table-cell table:number-columns-repeated="9"/>
          <table:table-cell office:value-type="string" calcext:value-type="string">
            <text:p>hyperram.load_size_8192_misaligned_bandwidth_1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office:value-type="string" calcext:value-type="string">
            <text:p>hyperram.bw_len_256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9053834" calcext:value-type="float">
            <text:p>9053834</text:p>
          </table:table-cell>
          <table:table-cell office:value-type="string" calcext:value-type="string">
            <text:p>Bandwidth (byte/s with chunk size 8192, len 256)</text:p>
          </table:table-cell>
          <table:table-cell table:number-columns-repeated="9"/>
          <table:table-cell office:value-type="string" calcext:value-type="string">
            <text:p>hyperram.load_len_4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bw_len_512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15145128" calcext:value-type="float">
            <text:p>15145128</text:p>
          </table:table-cell>
          <table:table-cell office:value-type="string" calcext:value-type="string">
            <text:p>Bandwidth (byte/s with chunk size 8192, len 512)</text:p>
          </table:table-cell>
          <table:table-cell table:number-columns-repeated="9"/>
          <table:table-cell office:value-type="string" calcext:value-type="string">
            <text:p>hyperram.load_len_8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bw_len_1024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19627198" calcext:value-type="float">
            <text:p>19627198</text:p>
          </table:table-cell>
          <table:table-cell office:value-type="string" calcext:value-type="string">
            <text:p>Bandwidth (byte/s with chunk size 8192, len 1024)</text:p>
          </table:table-cell>
          <table:table-cell table:number-columns-repeated="9"/>
          <table:table-cell office:value-type="string" calcext:value-type="string">
            <text:p>hyperram.load_len_16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bw_len_2048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23139935" calcext:value-type="float">
            <text:p>23139935</text:p>
          </table:table-cell>
          <table:table-cell office:value-type="string" calcext:value-type="string">
            <text:p>Bandwidth (byte/s with chunk size 8192, len 2048)</text:p>
          </table:table-cell>
          <table:table-cell table:number-columns-repeated="9"/>
          <table:table-cell office:value-type="string" calcext:value-type="string">
            <text:p>hyperram.load_len_32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bw_len_4096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25414158" calcext:value-type="float">
            <text:p>25414158</text:p>
          </table:table-cell>
          <table:table-cell office:value-type="string" calcext:value-type="string">
            <text:p>Bandwidth (byte/s with chunk size 8192, len 4096)</text:p>
          </table:table-cell>
          <table:table-cell table:number-columns-repeated="9"/>
          <table:table-cell office:value-type="string" calcext:value-type="string">
            <text:p>hyperram.load_len_64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len_128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len_256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bw_len_4_misaligned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67875" calcext:value-type="float">
            <text:p>67875</text:p>
          </table:table-cell>
          <table:table-cell office:value-type="string" calcext:value-type="string">
            <text:p>Bandwidth (byte/s with chunk size 8192, len 4)</text:p>
          </table:table-cell>
          <table:table-cell table:number-columns-repeated="9"/>
          <table:table-cell office:value-type="string" calcext:value-type="string">
            <text:p>hyperram.load_len_512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bw_len_8_misaligned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87370" calcext:value-type="float">
            <text:p>87370</text:p>
          </table:table-cell>
          <table:table-cell office:value-type="string" calcext:value-type="string">
            <text:p>Bandwidth (byte/s with chunk size 8192, len 8)</text:p>
          </table:table-cell>
          <table:table-cell table:number-columns-repeated="9"/>
          <table:table-cell office:value-type="string" calcext:value-type="string">
            <text:p>hyperram.load_len_1024_bandwidth_2d_rea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bw_len_16_misaligned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160663" calcext:value-type="float">
            <text:p>160663</text:p>
          </table:table-cell>
          <table:table-cell office:value-type="string" calcext:value-type="string">
            <text:p>Bandwidth (byte/s with chunk size 8192, len 16)</text:p>
          </table:table-cell>
          <table:table-cell table:number-columns-repeated="9"/>
          <table:table-cell office:value-type="string" calcext:value-type="string">
            <text:p>hyperram.load_len_2048_bandwidth_2d_rea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bw_len_32_misaligned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276734" calcext:value-type="float">
            <text:p>276734</text:p>
          </table:table-cell>
          <table:table-cell office:value-type="string" calcext:value-type="string">
            <text:p>Bandwidth (byte/s with chunk size 8192, len 32)</text:p>
          </table:table-cell>
          <table:table-cell table:number-columns-repeated="9"/>
          <table:table-cell office:value-type="string" calcext:value-type="string">
            <text:p>hyperram.load_len_4096_bandwidth_2d_rea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office:value-type="string" calcext:value-type="string">
            <text:p>hyperram.bw_len_64_misaligned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433226" calcext:value-type="float">
            <text:p>433226</text:p>
          </table:table-cell>
          <table:table-cell office:value-type="string" calcext:value-type="string">
            <text:p>Bandwidth (byte/s with chunk size 8192, len 64)</text:p>
          </table:table-cell>
          <table:table-cell table:number-columns-repeated="9"/>
          <table:table-cell office:value-type="string" calcext:value-type="string">
            <text:p>hyperram.load_len_4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bw_len_128_misaligned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604008" calcext:value-type="float">
            <text:p>604008</text:p>
          </table:table-cell>
          <table:table-cell office:value-type="string" calcext:value-type="string">
            <text:p>Bandwidth (byte/s with chunk size 8192, len 128)</text:p>
          </table:table-cell>
          <table:table-cell table:number-columns-repeated="9"/>
          <table:table-cell office:value-type="string" calcext:value-type="string">
            <text:p>hyperram.load_len_8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bw_len_256_misaligned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643967" calcext:value-type="float">
            <text:p>643967</text:p>
          </table:table-cell>
          <table:table-cell office:value-type="string" calcext:value-type="string">
            <text:p>Bandwidth (byte/s with chunk size 8192, len 256)</text:p>
          </table:table-cell>
          <table:table-cell table:number-columns-repeated="9"/>
          <table:table-cell office:value-type="string" calcext:value-type="string">
            <text:p>hyperram.load_len_16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bw_len_512_misaligned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719575" calcext:value-type="float">
            <text:p>719575</text:p>
          </table:table-cell>
          <table:table-cell office:value-type="string" calcext:value-type="string">
            <text:p>Bandwidth (byte/s with chunk size 8192, len 512)</text:p>
          </table:table-cell>
          <table:table-cell table:number-columns-repeated="9"/>
          <table:table-cell office:value-type="string" calcext:value-type="string">
            <text:p>hyperram.load_len_32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bw_len_1024_misaligned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764452" calcext:value-type="float">
            <text:p>764452</text:p>
          </table:table-cell>
          <table:table-cell office:value-type="string" calcext:value-type="string">
            <text:p>Bandwidth (byte/s with chunk size 8192, len 1024)</text:p>
          </table:table-cell>
          <table:table-cell table:number-columns-repeated="9"/>
          <table:table-cell office:value-type="string" calcext:value-type="string">
            <text:p>hyperram.load_len_64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bw_len_2048_misaligned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789057" calcext:value-type="float">
            <text:p>789057</text:p>
          </table:table-cell>
          <table:table-cell office:value-type="string" calcext:value-type="string">
            <text:p>Bandwidth (byte/s with chunk size 8192, len 2048)</text:p>
          </table:table-cell>
          <table:table-cell table:number-columns-repeated="9"/>
          <table:table-cell office:value-type="string" calcext:value-type="string">
            <text:p>hyperram.load_len_128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bw_len_4096_misaligned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801963" calcext:value-type="float">
            <text:p>801963</text:p>
          </table:table-cell>
          <table:table-cell office:value-type="string" calcext:value-type="string">
            <text:p>Bandwidth (byte/s with chunk size 8192, len 4096)</text:p>
          </table:table-cell>
          <table:table-cell table:number-columns-repeated="9"/>
          <table:table-cell office:value-type="string" calcext:value-type="string">
            <text:p>hyperram.load_len_256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len_512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len_1024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bw_size_4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124031" calcext:value-type="float">
            <text:p>124031</text:p>
          </table:table-cell>
          <table:table-cell office:value-type="string" calcext:value-type="string">
            <text:p>Bandwidth (byte/s size 4)</text:p>
          </table:table-cell>
          <table:table-cell table:number-columns-repeated="9"/>
          <table:table-cell office:value-type="string" calcext:value-type="string">
            <text:p>hyperram.load_len_2048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bw_size_8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248062" calcext:value-type="float">
            <text:p>248062</text:p>
          </table:table-cell>
          <table:table-cell office:value-type="string" calcext:value-type="string">
            <text:p>Bandwidth (byte/s size 8)</text:p>
          </table:table-cell>
          <table:table-cell table:number-columns-repeated="9"/>
          <table:table-cell office:value-type="string" calcext:value-type="string">
            <text:p>hyperram.load_len_4096_misaligned_bandwidth_2d_r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office:value-type="string" calcext:value-type="string">
            <text:p>hyperram.bw_size_16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496124" calcext:value-type="float">
            <text:p>496124</text:p>
          </table:table-cell>
          <table:table-cell office:value-type="string" calcext:value-type="string">
            <text:p>Bandwidth (byte/s size 16)</text:p>
          </table:table-cell>
          <table:table-cell table:number-columns-repeated="9"/>
          <table:table-cell office:value-type="string" calcext:value-type="string">
            <text:p>hyperram.load_size_4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bw_size_32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992248" calcext:value-type="float">
            <text:p>992248</text:p>
          </table:table-cell>
          <table:table-cell office:value-type="string" calcext:value-type="string">
            <text:p>Bandwidth (byte/s size 32)</text:p>
          </table:table-cell>
          <table:table-cell table:number-columns-repeated="9"/>
          <table:table-cell office:value-type="string" calcext:value-type="string">
            <text:p>hyperram.load_size_8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bw_size_64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1984496" calcext:value-type="float">
            <text:p>1984496</text:p>
          </table:table-cell>
          <table:table-cell office:value-type="string" calcext:value-type="string">
            <text:p>Bandwidth (byte/s size 64)</text:p>
          </table:table-cell>
          <table:table-cell table:number-columns-repeated="9"/>
          <table:table-cell office:value-type="string" calcext:value-type="string">
            <text:p>hyperram.load_size_16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bw_size_128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3968992" calcext:value-type="float">
            <text:p>3968992</text:p>
          </table:table-cell>
          <table:table-cell office:value-type="string" calcext:value-type="string">
            <text:p>Bandwidth (byte/s size 128)</text:p>
          </table:table-cell>
          <table:table-cell table:number-columns-repeated="9"/>
          <table:table-cell office:value-type="string" calcext:value-type="string">
            <text:p>hyperram.load_size_32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bw_size_256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7250070" calcext:value-type="float">
            <text:p>7250070</text:p>
          </table:table-cell>
          <table:table-cell office:value-type="string" calcext:value-type="string">
            <text:p>Bandwidth (byte/s size 256)</text:p>
          </table:table-cell>
          <table:table-cell table:number-columns-repeated="9"/>
          <table:table-cell office:value-type="string" calcext:value-type="string">
            <text:p>hyperram.load_size_64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bw_size_512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4500141" calcext:value-type="float">
            <text:p>14500141</text:p>
          </table:table-cell>
          <table:table-cell office:value-type="string" calcext:value-type="string">
            <text:p>Bandwidth (byte/s size 512)</text:p>
          </table:table-cell>
          <table:table-cell table:number-columns-repeated="9"/>
          <table:table-cell office:value-type="string" calcext:value-type="string">
            <text:p>hyperram.load_size_128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bw_size_1024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9650738" calcext:value-type="float">
            <text:p>19650738</text:p>
          </table:table-cell>
          <table:table-cell office:value-type="string" calcext:value-type="string">
            <text:p>Bandwidth (byte/s size 1024)</text:p>
          </table:table-cell>
          <table:table-cell table:number-columns-repeated="9"/>
          <table:table-cell office:value-type="string" calcext:value-type="string">
            <text:p>hyperram.load_size_256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bw_size_2048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24006564" calcext:value-type="float">
            <text:p>24006564</text:p>
          </table:table-cell>
          <table:table-cell office:value-type="string" calcext:value-type="string">
            <text:p>Bandwidth (byte/s size 2048)</text:p>
          </table:table-cell>
          <table:table-cell table:number-columns-repeated="9"/>
          <table:table-cell office:value-type="string" calcext:value-type="string">
            <text:p>hyperram.load_size_512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bw_size_4096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26998879" calcext:value-type="float">
            <text:p>26998879</text:p>
          </table:table-cell>
          <table:table-cell office:value-type="string" calcext:value-type="string">
            <text:p>Bandwidth (byte/s size 4096)</text:p>
          </table:table-cell>
          <table:table-cell table:number-columns-repeated="9"/>
          <table:table-cell office:value-type="string" calcext:value-type="string">
            <text:p>hyperram.load_size_1024_bandwidth_1d_wri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bw_size_8192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28793364" calcext:value-type="float">
            <text:p>28793364</text:p>
          </table:table-cell>
          <table:table-cell office:value-type="string" calcext:value-type="string">
            <text:p>Bandwidth (byte/s size 8192)</text:p>
          </table:table-cell>
          <table:table-cell table:number-columns-repeated="9"/>
          <table:table-cell office:value-type="string" calcext:value-type="string">
            <text:p>hyperram.load_size_2048_bandwidth_1d_wr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size_4096_bandwidth_1d_wri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size_8192_bandwidth_1d_wr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office:value-type="string" calcext:value-type="string">
            <text:p>hyperram.bw_size_4_misaligned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31042" calcext:value-type="float">
            <text:p>31042</text:p>
          </table:table-cell>
          <table:table-cell office:value-type="string" calcext:value-type="string">
            <text:p>Bandwidth (byte/s size 4)</text:p>
          </table:table-cell>
          <table:table-cell table:number-columns-repeated="9"/>
          <table:table-cell office:value-type="string" calcext:value-type="string">
            <text:p>hyperram.load_size_4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</table:table-row>
        <table:table-row table:style-name="ro1">
          <table:table-cell office:value-type="string" calcext:value-type="string">
            <text:p>hyperram.bw_size_8_misaligned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43067" calcext:value-type="float">
            <text:p>43067</text:p>
          </table:table-cell>
          <table:table-cell office:value-type="string" calcext:value-type="string">
            <text:p>Bandwidth (byte/s size 8)</text:p>
          </table:table-cell>
          <table:table-cell table:number-columns-repeated="9"/>
          <table:table-cell office:value-type="string" calcext:value-type="string">
            <text:p>hyperram.load_size_8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</table:table-row>
        <table:table-row table:style-name="ro1">
          <table:table-cell office:value-type="string" calcext:value-type="string">
            <text:p>hyperram.bw_size_16_misaligned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82578" calcext:value-type="float">
            <text:p>82578</text:p>
          </table:table-cell>
          <table:table-cell office:value-type="string" calcext:value-type="string">
            <text:p>Bandwidth (byte/s size 16)</text:p>
          </table:table-cell>
          <table:table-cell table:number-columns-repeated="9"/>
          <table:table-cell office:value-type="string" calcext:value-type="string">
            <text:p>hyperram.load_size_16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</table:table-row>
        <table:table-row table:style-name="ro1">
          <table:table-cell office:value-type="string" calcext:value-type="string">
            <text:p>hyperram.bw_size_32_misaligned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152558" calcext:value-type="float">
            <text:p>152558</text:p>
          </table:table-cell>
          <table:table-cell office:value-type="string" calcext:value-type="string">
            <text:p>Bandwidth (byte/s size 32)</text:p>
          </table:table-cell>
          <table:table-cell table:number-columns-repeated="9"/>
          <table:table-cell office:value-type="string" calcext:value-type="string">
            <text:p>hyperram.load_size_32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</table:table-row>
        <table:table-row table:style-name="ro1">
          <table:table-cell office:value-type="string" calcext:value-type="string">
            <text:p>hyperram.bw_size_64_misaligned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264730" calcext:value-type="float">
            <text:p>264730</text:p>
          </table:table-cell>
          <table:table-cell office:value-type="string" calcext:value-type="string">
            <text:p>Bandwidth (byte/s size 64)</text:p>
          </table:table-cell>
          <table:table-cell table:number-columns-repeated="9"/>
          <table:table-cell office:value-type="string" calcext:value-type="string">
            <text:p>hyperram.load_size_64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</table:table-row>
        <table:table-row table:style-name="ro1">
          <table:table-cell office:value-type="string" calcext:value-type="string">
            <text:p>hyperram.bw_size_128_misaligned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418635" calcext:value-type="float">
            <text:p>418635</text:p>
          </table:table-cell>
          <table:table-cell office:value-type="string" calcext:value-type="string">
            <text:p>Bandwidth (byte/s size 128)</text:p>
          </table:table-cell>
          <table:table-cell table:number-columns-repeated="9"/>
          <table:table-cell office:value-type="string" calcext:value-type="string">
            <text:p>hyperram.load_size_128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</table:table-row>
        <table:table-row table:style-name="ro1">
          <table:table-cell office:value-type="string" calcext:value-type="string">
            <text:p>hyperram.bw_size_256_misaligned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400754" calcext:value-type="float">
            <text:p>400754</text:p>
          </table:table-cell>
          <table:table-cell office:value-type="string" calcext:value-type="string">
            <text:p>Bandwidth (byte/s size 256)</text:p>
          </table:table-cell>
          <table:table-cell table:number-columns-repeated="9"/>
          <table:table-cell office:value-type="string" calcext:value-type="string">
            <text:p>hyperram.load_size_256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</table:table-row>
        <table:table-row table:style-name="ro1">
          <table:table-cell office:value-type="string" calcext:value-type="string">
            <text:p>hyperram.bw_size_512_misaligned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465524" calcext:value-type="float">
            <text:p>465524</text:p>
          </table:table-cell>
          <table:table-cell office:value-type="string" calcext:value-type="string">
            <text:p>Bandwidth (byte/s size 512)</text:p>
          </table:table-cell>
          <table:table-cell table:number-columns-repeated="9"/>
          <table:table-cell office:value-type="string" calcext:value-type="string">
            <text:p>hyperram.load_size_512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</table:table-row>
        <table:table-row table:style-name="ro1">
          <table:table-cell office:value-type="string" calcext:value-type="string">
            <text:p>hyperram.bw_size_1024_misaligned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506450" calcext:value-type="float">
            <text:p>506450</text:p>
          </table:table-cell>
          <table:table-cell office:value-type="string" calcext:value-type="string">
            <text:p>Bandwidth (byte/s size 1024)</text:p>
          </table:table-cell>
          <table:table-cell table:number-columns-repeated="9"/>
          <table:table-cell office:value-type="string" calcext:value-type="string">
            <text:p>hyperram.load_size_1024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024)</text:p>
          </table:table-cell>
        </table:table-row>
        <table:table-row table:style-name="ro1">
          <table:table-cell office:value-type="string" calcext:value-type="string">
            <text:p>hyperram.bw_size_2048_misaligned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529736" calcext:value-type="float">
            <text:p>529736</text:p>
          </table:table-cell>
          <table:table-cell office:value-type="string" calcext:value-type="string">
            <text:p>Bandwidth (byte/s size 2048)</text:p>
          </table:table-cell>
          <table:table-cell table:number-columns-repeated="9"/>
          <table:table-cell office:value-type="string" calcext:value-type="string">
            <text:p>hyperram.load_size_2048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048)</text:p>
          </table:table-cell>
        </table:table-row>
        <table:table-row table:style-name="ro1">
          <table:table-cell office:value-type="string" calcext:value-type="string">
            <text:p>hyperram.bw_size_4096_misaligned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542200" calcext:value-type="float">
            <text:p>542200</text:p>
          </table:table-cell>
          <table:table-cell office:value-type="string" calcext:value-type="string">
            <text:p>Bandwidth (byte/s size 4096)</text:p>
          </table:table-cell>
          <table:table-cell table:number-columns-repeated="9"/>
          <table:table-cell office:value-type="string" calcext:value-type="string">
            <text:p>hyperram.load_size_4096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096)</text:p>
          </table:table-cell>
        </table:table-row>
        <table:table-row table:style-name="ro1">
          <table:table-cell office:value-type="string" calcext:value-type="string">
            <text:p>hyperram.bw_size_8192_misaligned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541223" calcext:value-type="float">
            <text:p>541223</text:p>
          </table:table-cell>
          <table:table-cell office:value-type="string" calcext:value-type="string">
            <text:p>Bandwidth (byte/s size 8192)</text:p>
          </table:table-cell>
          <table:table-cell table:number-columns-repeated="9"/>
          <table:table-cell office:value-type="string" calcext:value-type="string">
            <text:p>hyperram.load_size_8192_misaligned_bandwidth_1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192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len_4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len_8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office:value-type="string" calcext:value-type="string">
            <text:p>hyperram.bw_len_4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145392" calcext:value-type="float">
            <text:p>145392</text:p>
          </table:table-cell>
          <table:table-cell office:value-type="string" calcext:value-type="string">
            <text:p>Bandwidth (byte/s with chunk size 8192, len 4)</text:p>
          </table:table-cell>
          <table:table-cell table:number-columns-repeated="9"/>
          <table:table-cell office:value-type="string" calcext:value-type="string">
            <text:p>hyperram.load_len_16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 office:value-type="string" calcext:value-type="string">
            <text:p>hyperram.bw_len_8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290660" calcext:value-type="float">
            <text:p>290660</text:p>
          </table:table-cell>
          <table:table-cell office:value-type="string" calcext:value-type="string">
            <text:p>Bandwidth (byte/s with chunk size 8192, len 8)</text:p>
          </table:table-cell>
          <table:table-cell table:number-columns-repeated="9"/>
          <table:table-cell office:value-type="string" calcext:value-type="string">
            <text:p>hyperram.load_len_32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bw_len_16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580823" calcext:value-type="float">
            <text:p>580823</text:p>
          </table:table-cell>
          <table:table-cell office:value-type="string" calcext:value-type="string">
            <text:p>Bandwidth (byte/s with chunk size 8192, len 16)</text:p>
          </table:table-cell>
          <table:table-cell table:number-columns-repeated="9"/>
          <table:table-cell office:value-type="string" calcext:value-type="string">
            <text:p>hyperram.load_len_64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bw_len_32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1159664" calcext:value-type="float">
            <text:p>1159664</text:p>
          </table:table-cell>
          <table:table-cell office:value-type="string" calcext:value-type="string">
            <text:p>Bandwidth (byte/s with chunk size 8192, len 32)</text:p>
          </table:table-cell>
          <table:table-cell table:number-columns-repeated="9"/>
          <table:table-cell office:value-type="string" calcext:value-type="string">
            <text:p>hyperram.load_len_128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bw_len_64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2311440" calcext:value-type="float">
            <text:p>2311440</text:p>
          </table:table-cell>
          <table:table-cell office:value-type="string" calcext:value-type="string">
            <text:p>Bandwidth (byte/s with chunk size 8192, len 64)</text:p>
          </table:table-cell>
          <table:table-cell table:number-columns-repeated="9"/>
          <table:table-cell office:value-type="string" calcext:value-type="string">
            <text:p>hyperram.load_len_256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bw_len_128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4591645" calcext:value-type="float">
            <text:p>4591645</text:p>
          </table:table-cell>
          <table:table-cell office:value-type="string" calcext:value-type="string">
            <text:p>Bandwidth (byte/s with chunk size 8192, len 128)</text:p>
          </table:table-cell>
          <table:table-cell table:number-columns-repeated="9"/>
          <table:table-cell office:value-type="string" calcext:value-type="string">
            <text:p>hyperram.load_len_512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bw_len_256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9060844" calcext:value-type="float">
            <text:p>9060844</text:p>
          </table:table-cell>
          <table:table-cell office:value-type="string" calcext:value-type="string">
            <text:p>Bandwidth (byte/s with chunk size 8192, len 256)</text:p>
          </table:table-cell>
          <table:table-cell table:number-columns-repeated="9"/>
          <table:table-cell office:value-type="string" calcext:value-type="string">
            <text:p>hyperram.load_len_1024_bandwidth_2d_wri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bw_len_512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15155775" calcext:value-type="float">
            <text:p>15155775</text:p>
          </table:table-cell>
          <table:table-cell office:value-type="string" calcext:value-type="string">
            <text:p>Bandwidth (byte/s with chunk size 8192, len 512)</text:p>
          </table:table-cell>
          <table:table-cell table:number-columns-repeated="9"/>
          <table:table-cell office:value-type="string" calcext:value-type="string">
            <text:p>hyperram.load_len_2048_bandwidth_2d_wr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bw_len_1024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19690414" calcext:value-type="float">
            <text:p>19690414</text:p>
          </table:table-cell>
          <table:table-cell office:value-type="string" calcext:value-type="string">
            <text:p>Bandwidth (byte/s with chunk size 8192, len 1024)</text:p>
          </table:table-cell>
          <table:table-cell table:number-columns-repeated="9"/>
          <table:table-cell office:value-type="string" calcext:value-type="string">
            <text:p>hyperram.load_len_4096_bandwidth_2d_wr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office:value-type="string" calcext:value-type="string">
            <text:p>hyperram.bw_len_2048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23259511" calcext:value-type="float">
            <text:p>23259511</text:p>
          </table:table-cell>
          <table:table-cell office:value-type="string" calcext:value-type="string">
            <text:p>Bandwidth (byte/s with chunk size 8192, len 2048)</text:p>
          </table:table-cell>
          <table:table-cell table:number-columns-repeated="9"/>
          <table:table-cell office:value-type="string" calcext:value-type="string">
            <text:p>hyperram.load_len_4_misaligned_bandwidth_2d_w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 load (with chunk size 8192, len 4)</text:p>
          </table:table-cell>
        </table:table-row>
        <table:table-row table:style-name="ro1">
          <table:table-cell office:value-type="string" calcext:value-type="string">
            <text:p>hyperram.bw_len_4096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25577619" calcext:value-type="float">
            <text:p>25577619</text:p>
          </table:table-cell>
          <table:table-cell office:value-type="string" calcext:value-type="string">
            <text:p>Bandwidth (byte/s with chunk size 8192, len 4096)</text:p>
          </table:table-cell>
          <table:table-cell table:number-columns-repeated="9"/>
          <table:table-cell office:value-type="string" calcext:value-type="string">
            <text:p>hyperram.load_len_8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hyperram.load_len_16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Bandwidth (bytes/s)</text:p>
          </table:table-cell>
          <table:table-cell table:number-columns-repeated="10"/>
          <table:table-cell office:value-type="string" calcext:value-type="string">
            <text:p>hyperram.load_len_32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</table:table-row>
        <table:table-row table:style-name="ro1">
          <table:table-cell office:value-type="string" calcext:value-type="string">
            <text:p>hyperram.bw_len_4_misaligned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37924" calcext:value-type="float">
            <text:p>37924</text:p>
          </table:table-cell>
          <table:table-cell office:value-type="string" calcext:value-type="string">
            <text:p>Bandwidth (byte/s with chunk size 8192, len 4)</text:p>
          </table:table-cell>
          <table:table-cell table:number-columns-repeated="9"/>
          <table:table-cell office:value-type="string" calcext:value-type="string">
            <text:p>hyperram.load_len_64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</table:table-row>
        <table:table-row table:style-name="ro1">
          <table:table-cell office:value-type="string" calcext:value-type="string">
            <text:p>hyperram.bw_len_8_misaligned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49266" calcext:value-type="float">
            <text:p>49266</text:p>
          </table:table-cell>
          <table:table-cell office:value-type="string" calcext:value-type="string">
            <text:p>Bandwidth (byte/s with chunk size 8192, len 8)</text:p>
          </table:table-cell>
          <table:table-cell table:number-columns-repeated="9"/>
          <table:table-cell office:value-type="string" calcext:value-type="string">
            <text:p>hyperram.load_len_128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</table:table-row>
        <table:table-row table:style-name="ro1">
          <table:table-cell office:value-type="string" calcext:value-type="string">
            <text:p>hyperram.bw_len_16_misaligned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93892" calcext:value-type="float">
            <text:p>93892</text:p>
          </table:table-cell>
          <table:table-cell office:value-type="string" calcext:value-type="string">
            <text:p>Bandwidth (byte/s with chunk size 8192, len 16)</text:p>
          </table:table-cell>
          <table:table-cell table:number-columns-repeated="9"/>
          <table:table-cell office:value-type="string" calcext:value-type="string">
            <text:p>hyperram.load_len_256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</table:table-row>
        <table:table-row table:style-name="ro1">
          <table:table-cell office:value-type="string" calcext:value-type="string">
            <text:p>hyperram.bw_len_32_misaligned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171623" calcext:value-type="float">
            <text:p>171623</text:p>
          </table:table-cell>
          <table:table-cell office:value-type="string" calcext:value-type="string">
            <text:p>Bandwidth (byte/s with chunk size 8192, len 32)</text:p>
          </table:table-cell>
          <table:table-cell table:number-columns-repeated="9"/>
          <table:table-cell office:value-type="string" calcext:value-type="string">
            <text:p>hyperram.load_len_512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</table:table-row>
        <table:table-row table:style-name="ro1">
          <table:table-cell office:value-type="string" calcext:value-type="string">
            <text:p>hyperram.bw_len_64_misaligned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292841" calcext:value-type="float">
            <text:p>292841</text:p>
          </table:table-cell>
          <table:table-cell office:value-type="string" calcext:value-type="string">
            <text:p>Bandwidth (byte/s with chunk size 8192, len 64)</text:p>
          </table:table-cell>
          <table:table-cell table:number-columns-repeated="9"/>
          <table:table-cell office:value-type="string" calcext:value-type="string">
            <text:p>hyperram.load_len_1024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024)</text:p>
          </table:table-cell>
        </table:table-row>
        <table:table-row table:style-name="ro1">
          <table:table-cell office:value-type="string" calcext:value-type="string">
            <text:p>hyperram.bw_len_128_misaligned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452717" calcext:value-type="float">
            <text:p>452717</text:p>
          </table:table-cell>
          <table:table-cell office:value-type="string" calcext:value-type="string">
            <text:p>Bandwidth (byte/s with chunk size 8192, len 128)</text:p>
          </table:table-cell>
          <table:table-cell table:number-columns-repeated="9"/>
          <table:table-cell office:value-type="string" calcext:value-type="string">
            <text:p>hyperram.load_len_2048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048)</text:p>
          </table:table-cell>
        </table:table-row>
        <table:table-row table:style-name="ro1">
          <table:table-cell office:value-type="string" calcext:value-type="string">
            <text:p>hyperram.bw_len_256_misaligned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415480" calcext:value-type="float">
            <text:p>415480</text:p>
          </table:table-cell>
          <table:table-cell office:value-type="string" calcext:value-type="string">
            <text:p>Bandwidth (byte/s with chunk size 8192, len 256)</text:p>
          </table:table-cell>
          <table:table-cell table:number-columns-repeated="9"/>
          <table:table-cell office:value-type="string" calcext:value-type="string">
            <text:p>hyperram.load_len_4096_misaligned_bandwidth_2d_wr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096)</text:p>
          </table:table-cell>
        </table:table-row>
        <table:table-row table:style-name="ro1">
          <table:table-cell office:value-type="string" calcext:value-type="string">
            <text:p>hyperram.bw_len_512_misaligned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474977" calcext:value-type="float">
            <text:p>474977</text:p>
          </table:table-cell>
          <table:table-cell office:value-type="string" calcext:value-type="string">
            <text:p>Bandwidth (byte/s with chunk size 8192, len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len_1024_misaligned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511607" calcext:value-type="float">
            <text:p>511607</text:p>
          </table:table-cell>
          <table:table-cell office:value-type="string" calcext:value-type="string">
            <text:p>Bandwidth (byte/s with chunk size 8192, len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len_2048_misaligned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532126" calcext:value-type="float">
            <text:p>532126</text:p>
          </table:table-cell>
          <table:table-cell office:value-type="string" calcext:value-type="string">
            <text:p>Bandwidth (byte/s with chunk size 8192, len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bw_len_4096_misaligned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543016" calcext:value-type="float">
            <text:p>543016</text:p>
          </table:table-cell>
          <table:table-cell office:value-type="string" calcext:value-type="string">
            <text:p>Bandwidth (byte/s with chunk size 8192, len 4096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size_4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6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32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64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28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56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512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024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size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048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C load (size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4096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C load (size 409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192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C load (size 8192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size_4_misaligned_bandwidth_1d_read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_misaligned_bandwidth_1d_read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6_misaligned_bandwidth_1d_read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32_misaligned_bandwidth_1d_read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64_misaligned_bandwidth_1d_read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28_misaligned_bandwidth_1d_read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56_misaligned_bandwidth_1d_read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512_misaligned_bandwidth_1d_read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024_misaligned_bandwidth_1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048_misaligned_bandwidth_1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4096_misaligned_bandwidth_1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09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192_misaligned_bandwidth_1d_read</text:p>
          </table:table-cell>
          <table:table-cell office:value-type="float" office:value="8192" calcext:value-type="float">
            <text:p>81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192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len_4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8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6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32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64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28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56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512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024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with chunk size 8192, len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048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with chunk size 8192, len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4096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C load (with chunk size 8192, len 4096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len_4_misaligned_bandwidth_2d_read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8_misaligned_bandwidth_2d_read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6_misaligned_bandwidth_2d_read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32_misaligned_bandwidth_2d_read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64_misaligned_bandwidth_2d_read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28_misaligned_bandwidth_2d_read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56_misaligned_bandwidth_2d_read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512_misaligned_bandwidth_2d_read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024_misaligned_bandwidth_2d_read</text:p>
          </table:table-cell>
          <table:table-cell office:value-type="float" office:value="1024" calcext:value-type="float">
            <text:p>1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048_misaligned_bandwidth_2d_read</text:p>
          </table:table-cell>
          <table:table-cell office:value-type="float" office:value="2048" calcext:value-type="float">
            <text:p>20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4096_misaligned_bandwidth_2d_read</text:p>
          </table:table-cell>
          <table:table-cell office:value-type="float" office:value="4096" calcext:value-type="float">
            <text:p>40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096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size_4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6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32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64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28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56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512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024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size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048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size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4096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C load (size 409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192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C load (size 8192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fer size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size_4_misaligned_bandwidth_1d_write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_misaligned_bandwidth_1d_write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6_misaligned_bandwidth_1d_write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32_misaligned_bandwidth_1d_write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64_misaligned_bandwidth_1d_write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28_misaligned_bandwidth_1d_write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56_misaligned_bandwidth_1d_write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512_misaligned_bandwidth_1d_write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1024_misaligned_bandwidth_1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2048_misaligned_bandwidth_1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4096_misaligned_bandwidth_1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409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size_8192_misaligned_bandwidth_1d_write</text:p>
          </table:table-cell>
          <table:table-cell office:value-type="float" office:value="8192" calcext:value-type="float">
            <text:p>81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size 8192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len_4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8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6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32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64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28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56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512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024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C load (with chunk size 8192, len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048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C load (with chunk size 8192, len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4096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C load (with chunk size 8192, len 4096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 length (bytes)</text:p>
          </table:table-cell>
          <table:table-cell office:value-type="string" calcext:value-type="string">
            <text:p>Load (percen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yperram.load_len_4_misaligned_bandwidth_2d_write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8_misaligned_bandwidth_2d_write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6_misaligned_bandwidth_2d_write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32_misaligned_bandwidth_2d_write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64_misaligned_bandwidth_2d_write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6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28_misaligned_bandwidth_2d_write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2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56_misaligned_bandwidth_2d_write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5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512_misaligned_bandwidth_2d_write</text:p>
          </table:table-cell>
          <table:table-cell office:value-type="float" office:value="512" calcext:value-type="float">
            <text:p>51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1024_misaligned_bandwidth_2d_write</text:p>
          </table:table-cell>
          <table:table-cell office:value-type="float" office:value="1024" calcext:value-type="float">
            <text:p>10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102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2048_misaligned_bandwidth_2d_write</text:p>
          </table:table-cell>
          <table:table-cell office:value-type="float" office:value="2048" calcext:value-type="float">
            <text:p>204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204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ram.load_len_4096_misaligned_bandwidth_2d_write</text:p>
          </table:table-cell>
          <table:table-cell office:value-type="float" office:value="4096" calcext:value-type="float">
            <text:p>40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C load (with chunk size 8192, len 4096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19:06.00996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7:45.698430229</meta:creation-date>
    <dc:date>2020-06-03T16:19:21.294392863</dc:date>
    <meta:editing-duration>PT51M34S</meta:editing-duration>
    <meta:editing-cycles>6</meta:editing-cycles>
    <meta:generator>LibreOffice/6.0.7.3$Linux_X86_64 LibreOffice_project/00m0$Build-3</meta:generator>
    <meta:document-statistic meta:table-count="2" meta:cell-count="1812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6.057cm" xlink:href=".." xlink:type="simple" chart:class="chart:line" chart:style-name="ch1">
        <chart:title svg:x="2.498cm" svg:y="0.257cm" chart:style-name="ch2">
          <text:p>Bandwith on 1D aligned reads</text:p>
        </chart:title>
        <chart:legend chart:legend-position="top" svg:x="3.429cm" svg:y="1.221cm" style:legend-expansion="wide" chart:style-name="ch3"/>
        <chart:plot-area chart:style-name="ch4" table:cell-range-address="'GAP9_v2 200MHz'.B1:'GAP9_v2 200MHz'.C13" chart:data-source-has-labels="both" svg:x="0.22cm" svg:y="1.94cm" svg:width="10.597cm" svg:height="3.996cm">
          <chartooo:coordinate-region svg:x="1.953cm" svg:y="2.139cm" svg:width="8.307cm" svg:height="3.15cm"/>
          <chart:axis chart:dimension="x" chart:name="primary-x" chart:style-name="ch5" chartooo:axis-type="auto">
            <chartooo:date-scale/>
            <chart:categories table:cell-range-address="'GAP9_v2 200MHz'.B2:'GAP9_v2 200MHz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2:'GAP9_v2 200MHz'.C13" chart:label-cell-address="'GAP9_v2 200MHz'.C1:'GAP9_v2 200MHz'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1:'GAP9_v2 200MHz'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2:'GAP9_v2 200MHz'.B13</svg:desc>
                </draw:g>
              </table:table-cell>
              <table:table-cell office:value-type="float" office:value="3357817">
                <text:p>3357817</text:p>
                <draw:g>
                  <svg:desc>'GAP9_v2 200MHz'.C2:'GAP9_v2 200MHz'.C1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12825">
                <text:p>64128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487881">
                <text:p>134878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337448">
                <text:p>263374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8301886">
                <text:p>483018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8407350">
                <text:p>7840735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3841022">
                <text:p>1138410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4073162">
                <text:p>14407316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2346413">
                <text:p>16234641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6456650">
                <text:p>17645665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3081908">
                <text:p>1830819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7272467">
                <text:p>187272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8cm" svg:height="5.659cm" xlink:href=".." xlink:type="simple" chart:class="chart:line" chart:style-name="ch1">
        <chart:title svg:x="2.142cm" svg:y="0.249cm" chart:style-name="ch2">
          <text:p>Bandwith on 1D misaligned reads</text:p>
        </chart:title>
        <chart:legend chart:legend-position="top" svg:x="3.43cm" svg:y="1.213cm" style:legend-expansion="wide" chart:style-name="ch3"/>
        <chart:plot-area chart:style-name="ch4" table:cell-range-address="'GAP9_v2 200MHz'.B15:'GAP9_v2 200MHz'.C27" chart:data-source-has-labels="both" svg:x="0.22cm" svg:y="1.924cm" svg:width="10.598cm" svg:height="3.622cm">
          <chartooo:coordinate-region svg:x="1.953cm" svg:y="2.123cm" svg:width="8.308cm" svg:height="2.776cm"/>
          <chart:axis chart:dimension="x" chart:name="primary-x" chart:style-name="ch5" chartooo:axis-type="auto">
            <chartooo:date-scale/>
            <chart:categories table:cell-range-address="'GAP9_v2 200MHz'.B16:'GAP9_v2 200MHz'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6:'GAP9_v2 200MHz'.C27" chart:label-cell-address="'GAP9_v2 200MHz'.C15:'GAP9_v2 200MHz'.C1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15:'GAP9_v2 200MHz'.C1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6:'GAP9_v2 200MHz'.B27</svg:desc>
                </draw:g>
              </table:table-cell>
              <table:table-cell office:value-type="float" office:value="3429796">
                <text:p>3429796</text:p>
                <draw:g>
                  <svg:desc>'GAP9_v2 200MHz'.C16:'GAP9_v2 200MHz'.C2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17311">
                <text:p>65173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25651">
                <text:p>128256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196850">
                <text:p>2519685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325626">
                <text:p>493256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9256965">
                <text:p>7925696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4477361">
                <text:p>1144773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3719298">
                <text:p>1437192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3382528">
                <text:p>16338252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6684999">
                <text:p>1766849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3225229">
                <text:p>18322522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7235015">
                <text:p>1872350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title svg:x="4.983cm" svg:y="0.316cm" chart:style-name="ch2">
          <text:p>Bandwith on 2D aligned reads</text:p>
        </chart:title>
        <chart:legend chart:legend-position="top" svg:x="5.914cm" svg:y="1.28cm" style:legend-expansion="wide" chart:style-name="ch3"/>
        <chart:plot-area chart:style-name="ch4" table:cell-range-address="'GAP9_v2 200MHz'.B29:'GAP9_v2 200MHz'.C40" chart:data-source-has-labels="both" svg:x="0.32cm" svg:y="2.058cm" svg:width="15.367cm" svg:height="6.768cm">
          <chartooo:coordinate-region svg:x="2.053cm" svg:y="2.258cm" svg:width="13.078cm" svg:height="5.921cm"/>
          <chart:axis chart:dimension="x" chart:name="primary-x" chart:style-name="ch5" chartooo:axis-type="auto">
            <chartooo:date-scale/>
            <chart:categories table:cell-range-address="'GAP9_v2 200MHz'.B30:'GAP9_v2 200MHz'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30:'GAP9_v2 200MHz'.C40" chart:label-cell-address="'GAP9_v2 200MHz'.C29:'GAP9_v2 200MHz'.C2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29:'GAP9_v2 200MHz'.C2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30:'GAP9_v2 200MHz'.B40</svg:desc>
                </draw:g>
              </table:table-cell>
              <table:table-cell office:value-type="float" office:value="13869231">
                <text:p>13869231</text:p>
                <draw:g>
                  <svg:desc>'GAP9_v2 200MHz'.C30:'GAP9_v2 200MHz'.C4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62358">
                <text:p>276623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530252">
                <text:p>465302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6203765">
                <text:p>762037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0176016">
                <text:p>1101760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1886596">
                <text:p>1418865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5298761">
                <text:p>1652987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79570363">
                <text:p>1795703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1334218">
                <text:p>18133421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5617582">
                <text:p>18561758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6044399">
                <text:p>186044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28cm" svg:height="5.685cm" xlink:href=".." xlink:type="simple" chart:class="chart:line" chart:style-name="ch1">
        <chart:title svg:x="2.087cm" svg:y="0.249cm" chart:style-name="ch2">
          <text:p>Bandwith on 2D misaligned reads</text:p>
        </chart:title>
        <chart:legend chart:legend-position="top" svg:x="3.375cm" svg:y="1.213cm" style:legend-expansion="wide" chart:style-name="ch3"/>
        <chart:plot-area chart:style-name="ch4" table:cell-range-address="'GAP9_v2 200MHz'.B42:'GAP9_v2 200MHz'.C53" chart:data-source-has-labels="both" svg:x="0.218cm" svg:y="1.924cm" svg:width="10.492cm" svg:height="3.648cm">
          <chartooo:coordinate-region svg:x="1.951cm" svg:y="2.123cm" svg:width="8.202cm" svg:height="2.802cm"/>
          <chart:axis chart:dimension="x" chart:name="primary-x" chart:style-name="ch5" chartooo:axis-type="auto">
            <chartooo:date-scale/>
            <chart:categories table:cell-range-address="'GAP9_v2 200MHz'.B43:'GAP9_v2 200MHz'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43:'GAP9_v2 200MHz'.C53" chart:label-cell-address="'GAP9_v2 200MHz'.C42:'GAP9_v2 200MHz'.C4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42:'GAP9_v2 200MHz'.C4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43:'GAP9_v2 200MHz'.B53</svg:desc>
                </draw:g>
              </table:table-cell>
              <table:table-cell office:value-type="float" office:value="13875015">
                <text:p>13875015</text:p>
                <draw:g>
                  <svg:desc>'GAP9_v2 200MHz'.C43:'GAP9_v2 200MHz'.C5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76143">
                <text:p>27676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507799">
                <text:p>465077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6235677">
                <text:p>762356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9816012">
                <text:p>1098160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1421203">
                <text:p>1414212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5244578">
                <text:p>1652445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79708237">
                <text:p>17970823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1329201">
                <text:p>18132920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5234595">
                <text:p>18523459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6160663">
                <text:p>1861606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137cm" xlink:href=".." xlink:type="simple" chart:class="chart:line" chart:style-name="ch1">
        <chart:title svg:x="2.431cm" svg:y="0.258cm" chart:style-name="ch2">
          <text:p>Bandwith on 1D aligned writes</text:p>
        </chart:title>
        <chart:legend chart:legend-position="top" svg:x="3.402cm" svg:y="1.222cm" style:legend-expansion="wide" chart:style-name="ch3"/>
        <chart:plot-area chart:style-name="ch4" table:cell-range-address="'GAP9_v2 200MHz'.B55:'GAP9_v2 200MHz'.C67" chart:data-source-has-labels="both" svg:x="0.219cm" svg:y="1.942cm" svg:width="10.545cm" svg:height="4.073cm">
          <chartooo:coordinate-region svg:x="1.952cm" svg:y="2.141cm" svg:width="8.255cm" svg:height="3.227cm"/>
          <chart:axis chart:dimension="x" chart:name="primary-x" chart:style-name="ch5" chartooo:axis-type="auto">
            <chartooo:date-scale/>
            <chart:categories table:cell-range-address="'GAP9_v2 200MHz'.B56:'GAP9_v2 200MHz'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56:'GAP9_v2 200MHz'.C67" chart:label-cell-address="'GAP9_v2 200MHz'.C55:'GAP9_v2 200MHz'.C5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55:'GAP9_v2 200MHz'.C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56:'GAP9_v2 200MHz'.B67</svg:desc>
                </draw:g>
              </table:table-cell>
              <table:table-cell office:value-type="float" office:value="3255340">
                <text:p>3255340</text:p>
                <draw:g>
                  <svg:desc>'GAP9_v2 200MHz'.C56:'GAP9_v2 200MHz'.C6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15634">
                <text:p>67156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417190">
                <text:p>1341719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069246">
                <text:p>260692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042145">
                <text:p>490421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1012658">
                <text:p>810126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6961736">
                <text:p>1169617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6915351">
                <text:p>14691535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5997973">
                <text:p>16599797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8962315">
                <text:p>1789623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5234595">
                <text:p>1852345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9213535">
                <text:p>1892135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6.137cm" xlink:href=".." xlink:type="simple" chart:class="chart:line" chart:style-name="ch1">
        <chart:title svg:x="2.101cm" svg:y="0.258cm" chart:style-name="ch2">
          <text:p>Bandwith on 1D misaligned writes</text:p>
        </chart:title>
        <chart:legend chart:legend-position="top" svg:x="3.429cm" svg:y="1.222cm" style:legend-expansion="wide" chart:style-name="ch3"/>
        <chart:plot-area chart:style-name="ch4" table:cell-range-address="'GAP9_v2 200MHz'.B69:'GAP9_v2 200MHz'.C81" chart:data-source-has-labels="both" svg:x="0.22cm" svg:y="1.942cm" svg:width="10.597cm" svg:height="4.073cm">
          <chartooo:coordinate-region svg:x="1.953cm" svg:y="2.141cm" svg:width="8.307cm" svg:height="3.227cm"/>
          <chart:axis chart:dimension="x" chart:name="primary-x" chart:style-name="ch5" chartooo:axis-type="auto">
            <chartooo:date-scale/>
            <chart:categories table:cell-range-address="'GAP9_v2 200MHz'.B70:'GAP9_v2 200MHz'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70:'GAP9_v2 200MHz'.C81" chart:label-cell-address="'GAP9_v2 200MHz'.C69:'GAP9_v2 200MHz'.C69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69:'GAP9_v2 200MHz'.C6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70:'GAP9_v2 200MHz'.B81</svg:desc>
                </draw:g>
              </table:table-cell>
              <table:table-cell office:value-type="float" office:value="3295571">
                <text:p>3295571</text:p>
                <draw:g>
                  <svg:desc>'GAP9_v2 200MHz'.C70:'GAP9_v2 200MHz'.C8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77732">
                <text:p>64777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93103">
                <text:p>13793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364572">
                <text:p>263645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443349">
                <text:p>504433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2647296">
                <text:p>826472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7904432">
                <text:p>1179044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7179302">
                <text:p>14717930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5294592">
                <text:p>16529459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9354132">
                <text:p>1793541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5245067">
                <text:p>18524506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8869996">
                <text:p>1888699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8cm" svg:height="5.659cm" xlink:href=".." xlink:type="simple" chart:class="chart:line" chart:style-name="ch1">
        <chart:title svg:x="2.514cm" svg:y="0.249cm" chart:style-name="ch2">
          <text:p>Bandwith on 2D aligned writes</text:p>
        </chart:title>
        <chart:legend chart:legend-position="top" svg:x="3.485cm" svg:y="1.213cm" style:legend-expansion="wide" chart:style-name="ch3"/>
        <chart:plot-area chart:style-name="ch4" table:cell-range-address="'GAP9_v2 200MHz'.B83:'GAP9_v2 200MHz'.C94" chart:data-source-has-labels="both" svg:x="0.222cm" svg:y="1.924cm" svg:width="10.704cm" svg:height="3.622cm">
          <chartooo:coordinate-region svg:x="1.955cm" svg:y="2.123cm" svg:width="8.415cm" svg:height="2.776cm"/>
          <chart:axis chart:dimension="x" chart:name="primary-x" chart:style-name="ch5" chartooo:axis-type="auto">
            <chartooo:date-scale/>
            <chart:categories table:cell-range-address="'GAP9_v2 200MHz'.B84:'GAP9_v2 200MHz'.B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84:'GAP9_v2 200MHz'.C94" chart:label-cell-address="'GAP9_v2 200MHz'.C83:'GAP9_v2 200MHz'.C8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83:'GAP9_v2 200MHz'.C8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84:'GAP9_v2 200MHz'.B94</svg:desc>
                </draw:g>
              </table:table-cell>
              <table:table-cell office:value-type="float" office:value="18504212">
                <text:p>18504212</text:p>
                <draw:g>
                  <svg:desc>'GAP9_v2 200MHz'.C84:'GAP9_v2 200MHz'.C9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273085">
                <text:p>332730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5188675">
                <text:p>551886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8015041">
                <text:p>880150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2669162">
                <text:p>1226691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7763347">
                <text:p>1477633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8989969">
                <text:p>16898996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2607484">
                <text:p>1826074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3744077">
                <text:p>18374407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8197455">
                <text:p>18819745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8224481">
                <text:p>1882244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Bandwith on 2D misaligned writes</text:p>
        </chart:title>
        <chart:legend chart:legend-position="top" svg:x="5.911cm" svg:y="1.28cm" style:legend-expansion="wide" chart:style-name="ch3"/>
        <chart:plot-area chart:style-name="ch4" table:cell-range-address="'GAP9_v2 200MHz'.B96:'GAP9_v2 200MHz'.C107" chart:data-source-has-labels="both" svg:x="0.32cm" svg:y="2.058cm" svg:width="15.36cm" svg:height="6.762cm">
          <chartooo:coordinate-region svg:x="2.053cm" svg:y="2.257cm" svg:width="13.07cm" svg:height="5.916cm"/>
          <chart:axis chart:dimension="x" chart:name="primary-x" chart:style-name="ch5" chartooo:axis-type="auto">
            <chartooo:date-scale/>
            <chart:categories table:cell-range-address="'GAP9_v2 200MHz'.B97:'GAP9_v2 200MHz'.B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97:'GAP9_v2 200MHz'.C107" chart:label-cell-address="'GAP9_v2 200MHz'.C96:'GAP9_v2 200MHz'.C9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9_v2 200MHz'.C96:'GAP9_v2 200MHz'.C9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97:'GAP9_v2 200MHz'.B107</svg:desc>
                </draw:g>
              </table:table-cell>
              <table:table-cell office:value-type="float" office:value="18482294">
                <text:p>18482294</text:p>
                <draw:g>
                  <svg:desc>'GAP9_v2 200MHz'.C97:'GAP9_v2 200MHz'.C10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268862">
                <text:p>332688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5281315">
                <text:p>552813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8042237">
                <text:p>880422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2975305">
                <text:p>1229753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8157525">
                <text:p>1481575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9334918">
                <text:p>16933491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2115267">
                <text:p>1821152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3842010">
                <text:p>183842010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7755335">
                <text:p>18775533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8235294">
                <text:p>1882352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cm" svg:height="5.7cm" xlink:href=".." xlink:type="simple" chart:class="chart:line" chart:style-name="ch1">
        <chart:title svg:x="2.617cm" svg:y="0.25cm" chart:style-name="ch2">
          <text:p>FC load on 2D aligned writes</text:p>
        </chart:title>
        <chart:legend chart:legend-position="top" svg:x="3.602cm" svg:y="1.213cm" style:legend-expansion="wide" chart:style-name="ch3"/>
        <chart:plot-area chart:style-name="ch4" table:cell-range-address="'GAP9_v2 200MHz'.B191:'GAP9_v2 200MHz'.C202" chart:data-source-has-labels="both" svg:x="0.221cm" svg:y="1.926cm" svg:width="10.648cm" svg:height="3.66cm">
          <chartooo:coordinate-region svg:x="0.657cm" svg:y="2.125cm" svg:width="9.84cm" svg:height="2.814cm"/>
          <chart:axis chart:dimension="x" chart:name="primary-x" chart:style-name="ch5" chartooo:axis-type="auto">
            <chartooo:date-scale/>
            <chart:categories table:cell-range-address="'GAP9_v2 200MHz'.B192:'GAP9_v2 200MHz'.B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92:'GAP9_v2 200MHz'.C202" chart:label-cell-address="'GAP9_v2 200MHz'.C191:'GAP9_v2 200MHz'.C19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91:'GAP9_v2 200MHz'.C19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92:'GAP9_v2 200MHz'.B202</svg:desc>
                </draw:g>
              </table:table-cell>
              <table:table-cell office:value-type="float" office:value="0">
                <text:p>0</text:p>
                <draw:g>
                  <svg:desc>'GAP9_v2 200MHz'.C192:'GAP9_v2 200MHz'.C20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8cm" svg:height="6.11cm" xlink:href=".." xlink:type="simple" chart:class="chart:line" chart:style-name="ch1">
        <chart:title svg:x="2.274cm" svg:y="0.258cm" chart:style-name="ch2">
          <text:p>FC load on 1D misaligned reads</text:p>
        </chart:title>
        <chart:legend chart:legend-position="top" svg:x="3.576cm" svg:y="1.222cm" style:legend-expansion="wide" chart:style-name="ch3"/>
        <chart:plot-area chart:style-name="ch4" table:cell-range-address="'GAP8 50MHz'.B124:'GAP8 50MHz'.C135 'GAP8 50MHz'.C123:'GAP8 50MHz'.C123" chart:data-source-has-labels="both" svg:x="0.22cm" svg:y="1.942cm" svg:width="10.598cm" svg:height="4.046cm">
          <chartooo:coordinate-region svg:x="0.841cm" svg:y="2.141cm" svg:width="9.419cm" svg:height="3.2cm"/>
          <chart:axis chart:dimension="x" chart:name="primary-x" chart:style-name="ch5" chartooo:axis-type="auto">
            <chartooo:date-scale/>
            <chart:categories table:cell-range-address="'GAP8 50MHz'.B124:'GAP8 50MHz'.B1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24:'GAP8 50MHz'.C135" chart:label-cell-address="'GAP8 50MHz'.C123:'GAP8 50MHz'.C12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23:'GAP8 50MHz'.C12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24:'GAP8 50MHz'.B135</svg:desc>
                </draw:g>
              </table:table-cell>
              <table:table-cell office:value-type="float" office:value="99">
                <text:p>99</text:p>
                <draw:g>
                  <svg:desc>'GAP8 50MHz'.C124:'GAP8 50MHz'.C1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3cm" svg:height="5.844cm" xlink:href=".." xlink:type="simple" chart:class="chart:line" chart:style-name="ch1">
        <chart:title svg:x="2.727cm" svg:y="0.252cm" chart:style-name="ch2">
          <text:p>FC load on 2D aligned reads</text:p>
        </chart:title>
        <chart:legend chart:legend-position="top" svg:x="3.672cm" svg:y="1.216cm" style:legend-expansion="wide" chart:style-name="ch3"/>
        <chart:plot-area chart:style-name="ch4" table:cell-range-address="'GAP8 50MHz'.B138:'GAP8 50MHz'.C148 'GAP8 50MHz'.C137:'GAP8 50MHz'.C137" chart:data-source-has-labels="both" svg:x="0.224cm" svg:y="1.93cm" svg:width="10.782cm" svg:height="3.798cm">
          <chartooo:coordinate-region svg:x="0.845cm" svg:y="2.129cm" svg:width="9.604cm" svg:height="2.952cm"/>
          <chart:axis chart:dimension="x" chart:name="primary-x" chart:style-name="ch5" chartooo:axis-type="auto">
            <chartooo:date-scale/>
            <chart:categories table:cell-range-address="'GAP8 50MHz'.B138:'GAP8 50MHz'.B1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38:'GAP8 50MHz'.C148" chart:label-cell-address="'GAP8 50MHz'.C137:'GAP8 50MHz'.C13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37:'GAP8 50MHz'.C13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38:'GAP8 50MHz'.B148</svg:desc>
                </draw:g>
              </table:table-cell>
              <table:table-cell office:value-type="float" office:value="99">
                <text:p>99</text:p>
                <draw:g>
                  <svg:desc>'GAP8 50MHz'.C138:'GAP8 50MHz'.C14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5cm" svg:height="6.269cm" xlink:href=".." xlink:type="simple" chart:class="chart:line" chart:style-name="ch1">
        <chart:title svg:x="2.754cm" svg:y="0.261cm" chart:style-name="ch2">
          <text:p>FC load on 1D aligned reads</text:p>
        </chart:title>
        <chart:legend chart:legend-position="top" svg:x="3.699cm" svg:y="1.225cm" style:legend-expansion="wide" chart:style-name="ch3"/>
        <chart:plot-area chart:style-name="ch4" table:cell-range-address="'GAP9_v2 200MHz'.B109:'GAP9_v2 200MHz'.C121" chart:data-source-has-labels="both" svg:x="0.225cm" svg:y="1.948cm" svg:width="10.835cm" svg:height="4.196cm">
          <chartooo:coordinate-region svg:x="0.846cm" svg:y="2.147cm" svg:width="9.656cm" svg:height="3.35cm"/>
          <chart:axis chart:dimension="x" chart:name="primary-x" chart:style-name="ch5" chartooo:axis-type="auto">
            <chartooo:date-scale/>
            <chart:categories table:cell-range-address="'GAP9_v2 200MHz'.B110:'GAP9_v2 200MHz'.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10:'GAP9_v2 200MHz'.C121" chart:label-cell-address="'GAP9_v2 200MHz'.C109:'GAP9_v2 200MHz'.C109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09:'GAP9_v2 200MHz'.C10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10:'GAP9_v2 200MHz'.B121</svg:desc>
                </draw:g>
              </table:table-cell>
              <table:table-cell office:value-type="float" office:value="100">
                <text:p>100</text:p>
                <draw:g>
                  <svg:desc>'GAP9_v2 200MHz'.C110:'GAP9_v2 200MHz'.C12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5.632cm" xlink:href=".." xlink:type="simple" chart:class="chart:line" chart:style-name="ch1">
        <chart:title svg:x="2.273cm" svg:y="0.248cm" chart:style-name="ch2">
          <text:p>FC load on 2D misaligned reads</text:p>
        </chart:title>
        <chart:legend chart:legend-position="top" svg:x="3.575cm" svg:y="1.212cm" style:legend-expansion="wide" chart:style-name="ch3"/>
        <chart:plot-area chart:style-name="ch4" table:cell-range-address="'GAP8 50MHz'.B151:'GAP8 50MHz'.C161 'GAP8 50MHz'.C150:'GAP8 50MHz'.C150" chart:data-source-has-labels="both" svg:x="0.22cm" svg:y="1.922cm" svg:width="10.597cm" svg:height="3.598cm">
          <chartooo:coordinate-region svg:x="0.841cm" svg:y="2.122cm" svg:width="9.418cm" svg:height="2.751cm"/>
          <chart:axis chart:dimension="x" chart:name="primary-x" chart:style-name="ch5" chartooo:axis-type="auto">
            <chartooo:date-scale/>
            <chart:categories table:cell-range-address="'GAP8 50MHz'.B151:'GAP8 50MHz'.B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51:'GAP8 50MHz'.C161" chart:label-cell-address="'GAP8 50MHz'.C150:'GAP8 50MHz'.C150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50:'GAP8 50MHz'.C15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51:'GAP8 50MHz'.B161</svg:desc>
                </draw:g>
              </table:table-cell>
              <table:table-cell office:value-type="float" office:value="99">
                <text:p>99</text:p>
                <draw:g>
                  <svg:desc>'GAP8 50MHz'.C151:'GAP8 50MHz'.C16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2cm" svg:height="6.11cm" xlink:href=".." xlink:type="simple" chart:class="chart:line" chart:style-name="ch1">
        <chart:title svg:x="2.618cm" svg:y="0.258cm" chart:style-name="ch2">
          <text:p>FC load on 1D aligned writes</text:p>
        </chart:title>
        <chart:legend chart:legend-position="top" svg:x="3.603cm" svg:y="1.222cm" style:legend-expansion="wide" chart:style-name="ch3"/>
        <chart:plot-area chart:style-name="ch4" table:cell-range-address="'GAP8 50MHz'.B163:'GAP8 50MHz'.C175" chart:data-source-has-labels="both" svg:x="0.221cm" svg:y="1.942cm" svg:width="10.65cm" svg:height="4.046cm">
          <chartooo:coordinate-region svg:x="0.842cm" svg:y="2.141cm" svg:width="9.471cm" svg:height="3.2cm"/>
          <chart:axis chart:dimension="x" chart:name="primary-x" chart:style-name="ch5" chartooo:axis-type="auto">
            <chartooo:date-scale/>
            <chart:categories table:cell-range-address="'GAP8 50MHz'.B164:'GAP8 50MHz'.B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64:'GAP8 50MHz'.C175" chart:label-cell-address="'GAP8 50MHz'.C163:'GAP8 50MHz'.C16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63:'GAP8 50MHz'.C16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64:'GAP8 50MHz'.B175</svg:desc>
                </draw:g>
              </table:table-cell>
              <table:table-cell office:value-type="float" office:value="99">
                <text:p>99</text:p>
                <draw:g>
                  <svg:desc>'GAP8 50MHz'.C164:'GAP8 50MHz'.C17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084cm" xlink:href=".." xlink:type="simple" chart:class="chart:line" chart:style-name="ch1">
        <chart:title svg:x="2.206cm" svg:y="0.257cm" chart:style-name="ch2">
          <text:p>FC load on 1D misaligned writes</text:p>
        </chart:title>
        <chart:legend chart:legend-position="top" svg:x="3.548cm" svg:y="1.221cm" style:legend-expansion="wide" chart:style-name="ch3"/>
        <chart:plot-area chart:style-name="ch4" table:cell-range-address="'GAP8 50MHz'.B177:'GAP8 50MHz'.C189" chart:data-source-has-labels="both" svg:x="0.219cm" svg:y="1.94cm" svg:width="10.545cm" svg:height="4.023cm">
          <chartooo:coordinate-region svg:x="0.84cm" svg:y="2.139cm" svg:width="9.366cm" svg:height="3.177cm"/>
          <chart:axis chart:dimension="x" chart:name="primary-x" chart:style-name="ch5" chartooo:axis-type="auto">
            <chartooo:date-scale/>
            <chart:categories table:cell-range-address="'GAP8 50MHz'.B178:'GAP8 50MHz'.B1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78:'GAP8 50MHz'.C189" chart:label-cell-address="'GAP8 50MHz'.C177:'GAP8 50MHz'.C177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77:'GAP8 50MHz'.C17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78:'GAP8 50MHz'.B189</svg:desc>
                </draw:g>
              </table:table-cell>
              <table:table-cell office:value-type="float" office:value="99">
                <text:p>99</text:p>
                <draw:g>
                  <svg:desc>'GAP8 50MHz'.C178:'GAP8 50MHz'.C18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6.057cm" xlink:href=".." xlink:type="simple" chart:class="chart:line" chart:style-name="ch1">
        <chart:title svg:x="2.498cm" svg:y="0.257cm" chart:style-name="ch2">
          <text:p>Bandwith on 1D aligned reads</text:p>
        </chart:title>
        <chart:legend chart:legend-position="top" svg:x="3.429cm" svg:y="1.221cm" style:legend-expansion="wide" chart:style-name="ch3"/>
        <chart:plot-area chart:style-name="ch4" table:cell-range-address="'GAP8 50MHz'.B2:'GAP8 50MHz'.C13 'GAP8 50MHz'.C1:'GAP8 50MHz'.C1" chart:data-source-has-labels="both" svg:x="0.22cm" svg:y="1.94cm" svg:width="10.597cm" svg:height="3.996cm">
          <chartooo:coordinate-region svg:x="1.953cm" svg:y="2.139cm" svg:width="8.492cm" svg:height="3.15cm"/>
          <chart:axis chart:dimension="x" chart:name="primary-x" chart:style-name="ch5" chartooo:axis-type="auto">
            <chartooo:date-scale/>
            <chart:categories table:cell-range-address="'GAP8 50MHz'.B2:'GAP8 50MHz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2:'GAP8 50MHz'.C13" chart:label-cell-address="'GAP8 50MHz'.C1:'GAP8 50MHz'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1:'GAP8 50MHz'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2:'GAP8 50MHz'.B13</svg:desc>
                </draw:g>
              </table:table-cell>
              <table:table-cell office:value-type="float" office:value="123743">
                <text:p>123743</text:p>
                <draw:g>
                  <svg:desc>'GAP8 50MHz'.C2:'GAP8 50MHz'.C1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8988">
                <text:p>2489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7976">
                <text:p>4979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5953">
                <text:p>9959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91907">
                <text:p>19919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983815">
                <text:p>39838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274793">
                <text:p>72747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549587">
                <text:p>1454958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43199">
                <text:p>196431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3922438">
                <text:p>2392243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846693">
                <text:p>2684669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8594366">
                <text:p>2859436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8cm" svg:height="6.19cm" xlink:href=".." xlink:type="simple" chart:class="chart:line" chart:style-name="ch1">
        <chart:title svg:x="2.142cm" svg:y="0.259cm" chart:style-name="ch2">
          <text:p>Bandwith on 1D misaligned reads</text:p>
        </chart:title>
        <chart:legend chart:legend-position="top" svg:x="3.43cm" svg:y="1.223cm" style:legend-expansion="wide" chart:style-name="ch3"/>
        <chart:plot-area chart:style-name="ch4" table:cell-range-address="'GAP8 50MHz'.B16:'GAP8 50MHz'.C27 'GAP8 50MHz'.C15:'GAP8 50MHz'.C15" chart:data-source-has-labels="both" svg:x="0.22cm" svg:y="1.944cm" svg:width="10.598cm" svg:height="4.123cm">
          <chartooo:coordinate-region svg:x="1.582cm" svg:y="2.144cm" svg:width="8.679cm" svg:height="3.276cm"/>
          <chart:axis chart:dimension="x" chart:name="primary-x" chart:style-name="ch5" chartooo:axis-type="auto">
            <chartooo:date-scale/>
            <chart:categories table:cell-range-address="'GAP8 50MHz'.B16:'GAP8 50MHz'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6:'GAP8 50MHz'.C27" chart:label-cell-address="'GAP8 50MHz'.C15:'GAP8 50MHz'.C1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15:'GAP8 50MHz'.C1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6:'GAP8 50MHz'.B27</svg:desc>
                </draw:g>
              </table:table-cell>
              <table:table-cell office:value-type="float" office:value="48974">
                <text:p>48974</text:p>
                <draw:g>
                  <svg:desc>'GAP8 50MHz'.C16:'GAP8 50MHz'.C2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9994">
                <text:p>699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0831">
                <text:p>1308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1389">
                <text:p>2313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75818">
                <text:p>3758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46319">
                <text:p>5463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10199">
                <text:p>6101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98713">
                <text:p>69871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53353">
                <text:p>75335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84008">
                <text:p>78400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00291">
                <text:p>80029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04145">
                <text:p>80414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6cm" svg:height="5.873cm" xlink:href=".." xlink:type="simple" chart:class="chart:line" chart:style-name="ch1">
        <chart:title svg:x="2.623cm" svg:y="0.253cm" chart:style-name="ch2">
          <text:p>Bandwith on 2D aligned reads</text:p>
        </chart:title>
        <chart:legend chart:legend-position="top" svg:x="3.554cm" svg:y="1.217cm" style:legend-expansion="wide" chart:style-name="ch3"/>
        <chart:plot-area chart:style-name="ch4" table:cell-range-address="'GAP8 50MHz'.B30:'GAP8 50MHz'.C40 'GAP8 50MHz'.C29:'GAP8 50MHz'.C29" chart:data-source-has-labels="both" svg:x="0.225cm" svg:y="1.932cm" svg:width="10.836cm" svg:height="3.824cm">
          <chartooo:coordinate-region svg:x="1.958cm" svg:y="2.131cm" svg:width="8.731cm" svg:height="2.978cm"/>
          <chart:axis chart:dimension="x" chart:name="primary-x" chart:style-name="ch5" chartooo:axis-type="auto">
            <chartooo:date-scale/>
            <chart:categories table:cell-range-address="'GAP8 50MHz'.B30:'GAP8 50MHz'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30:'GAP8 50MHz'.C40" chart:label-cell-address="'GAP8 50MHz'.C29:'GAP8 50MHz'.C2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29:'GAP8 50MHz'.C2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30:'GAP8 50MHz'.B40</svg:desc>
                </draw:g>
              </table:table-cell>
              <table:table-cell office:value-type="float" office:value="145286">
                <text:p>145286</text:p>
                <draw:g>
                  <svg:desc>'GAP8 50MHz'.C30:'GAP8 50MHz'.C4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448">
                <text:p>2904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0399">
                <text:p>5803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8815">
                <text:p>11588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09733">
                <text:p>23097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588199">
                <text:p>45881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053834">
                <text:p>905383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5145128">
                <text:p>1514512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27198">
                <text:p>1962719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3139935">
                <text:p>2313993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5414158">
                <text:p>2541415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28cm" svg:height="5.685cm" xlink:href=".." xlink:type="simple" chart:class="chart:line" chart:style-name="ch1">
        <chart:title svg:x="2.087cm" svg:y="0.249cm" chart:style-name="ch2">
          <text:p>Bandwith on 2D misaligned reads</text:p>
        </chart:title>
        <chart:legend chart:legend-position="top" svg:x="3.375cm" svg:y="1.213cm" style:legend-expansion="wide" chart:style-name="ch3"/>
        <chart:plot-area chart:style-name="ch4" table:cell-range-address="'GAP8 50MHz'.B43:'GAP8 50MHz'.C53 'GAP8 50MHz'.C42:'GAP8 50MHz'.C42" chart:data-source-has-labels="both" svg:x="0.218cm" svg:y="1.924cm" svg:width="10.492cm" svg:height="3.648cm">
          <chartooo:coordinate-region svg:x="1.58cm" svg:y="2.123cm" svg:width="8.573cm" svg:height="2.802cm"/>
          <chart:axis chart:dimension="x" chart:name="primary-x" chart:style-name="ch5" chartooo:axis-type="auto">
            <chartooo:date-scale/>
            <chart:categories table:cell-range-address="'GAP8 50MHz'.B43:'GAP8 50MHz'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43:'GAP8 50MHz'.C53" chart:label-cell-address="'GAP8 50MHz'.C42:'GAP8 50MHz'.C4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42:'GAP8 50MHz'.C4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43:'GAP8 50MHz'.B53</svg:desc>
                </draw:g>
              </table:table-cell>
              <table:table-cell office:value-type="float" office:value="67875">
                <text:p>67875</text:p>
                <draw:g>
                  <svg:desc>'GAP8 50MHz'.C43:'GAP8 50MHz'.C5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370">
                <text:p>8737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0663">
                <text:p>1606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6734">
                <text:p>2767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33226">
                <text:p>4332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04008">
                <text:p>6040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3967">
                <text:p>6439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19575">
                <text:p>7195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64452">
                <text:p>76445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89057">
                <text:p>7890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01963">
                <text:p>80196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137cm" xlink:href=".." xlink:type="simple" chart:class="chart:line" chart:style-name="ch1">
        <chart:title svg:x="2.431cm" svg:y="0.258cm" chart:style-name="ch2">
          <text:p>Bandwith on 1D aligned writes</text:p>
        </chart:title>
        <chart:legend chart:legend-position="top" svg:x="3.402cm" svg:y="1.222cm" style:legend-expansion="wide" chart:style-name="ch3"/>
        <chart:plot-area chart:style-name="ch4" table:cell-range-address="'GAP8 50MHz'.B56:'GAP8 50MHz'.C67 'GAP8 50MHz'.C55:'GAP8 50MHz'.C55" chart:data-source-has-labels="both" svg:x="0.219cm" svg:y="1.942cm" svg:width="10.545cm" svg:height="4.073cm">
          <chartooo:coordinate-region svg:x="1.952cm" svg:y="2.141cm" svg:width="8.44cm" svg:height="3.227cm"/>
          <chart:axis chart:dimension="x" chart:name="primary-x" chart:style-name="ch5" chartooo:axis-type="auto">
            <chartooo:date-scale/>
            <chart:categories table:cell-range-address="'GAP8 50MHz'.B56:'GAP8 50MHz'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56:'GAP8 50MHz'.C67" chart:label-cell-address="'GAP8 50MHz'.C55:'GAP8 50MHz'.C5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55:'GAP8 50MHz'.C5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56:'GAP8 50MHz'.B67</svg:desc>
                </draw:g>
              </table:table-cell>
              <table:table-cell office:value-type="float" office:value="124031">
                <text:p>124031</text:p>
                <draw:g>
                  <svg:desc>'GAP8 50MHz'.C56:'GAP8 50MHz'.C6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8062">
                <text:p>2480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6124">
                <text:p>4961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2248">
                <text:p>9922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84496">
                <text:p>198449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968992">
                <text:p>396899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250070">
                <text:p>725007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500141">
                <text:p>145001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50738">
                <text:p>196507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4006564">
                <text:p>2400656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998879">
                <text:p>2699887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8793364">
                <text:p>2879336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6.137cm" xlink:href=".." xlink:type="simple" chart:class="chart:line" chart:style-name="ch1">
        <chart:title svg:x="2.101cm" svg:y="0.258cm" chart:style-name="ch2">
          <text:p>Bandwith on 1D misaligned writes</text:p>
        </chart:title>
        <chart:legend chart:legend-position="top" svg:x="3.429cm" svg:y="1.222cm" style:legend-expansion="wide" chart:style-name="ch3"/>
        <chart:plot-area chart:style-name="ch4" table:cell-range-address="'GAP8 50MHz'.B70:'GAP8 50MHz'.C81 'GAP8 50MHz'.C69:'GAP8 50MHz'.C69" chart:data-source-has-labels="both" svg:x="0.22cm" svg:y="1.942cm" svg:width="10.597cm" svg:height="4.073cm">
          <chartooo:coordinate-region svg:x="1.582cm" svg:y="2.142cm" svg:width="8.863cm" svg:height="3.226cm"/>
          <chart:axis chart:dimension="x" chart:name="primary-x" chart:style-name="ch5" chartooo:axis-type="auto">
            <chartooo:date-scale/>
            <chart:categories table:cell-range-address="'GAP8 50MHz'.B70:'GAP8 50MHz'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70:'GAP8 50MHz'.C81" chart:label-cell-address="'GAP8 50MHz'.C69:'GAP8 50MHz'.C69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69:'GAP8 50MHz'.C6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70:'GAP8 50MHz'.B81</svg:desc>
                </draw:g>
              </table:table-cell>
              <table:table-cell office:value-type="float" office:value="31042">
                <text:p>31042</text:p>
                <draw:g>
                  <svg:desc>'GAP8 50MHz'.C70:'GAP8 50MHz'.C8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067">
                <text:p>430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578">
                <text:p>825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2558">
                <text:p>1525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4730">
                <text:p>26473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18635">
                <text:p>41863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00754">
                <text:p>40075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65524">
                <text:p>4655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06450">
                <text:p>506450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29736">
                <text:p>52973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42200">
                <text:p>542200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41223">
                <text:p>54122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48cm" svg:height="5.659cm" xlink:href=".." xlink:type="simple" chart:class="chart:line" chart:style-name="ch1">
        <chart:title svg:x="2.514cm" svg:y="0.249cm" chart:style-name="ch2">
          <text:p>Bandwith on 2D aligned writes</text:p>
        </chart:title>
        <chart:legend chart:legend-position="top" svg:x="3.485cm" svg:y="1.213cm" style:legend-expansion="wide" chart:style-name="ch3"/>
        <chart:plot-area chart:style-name="ch4" table:cell-range-address="'GAP8 50MHz'.B84:'GAP8 50MHz'.C94 'GAP8 50MHz'.C83:'GAP8 50MHz'.C83" chart:data-source-has-labels="both" svg:x="0.222cm" svg:y="1.924cm" svg:width="10.704cm" svg:height="3.622cm">
          <chartooo:coordinate-region svg:x="1.955cm" svg:y="2.123cm" svg:width="8.6cm" svg:height="2.776cm"/>
          <chart:axis chart:dimension="x" chart:name="primary-x" chart:style-name="ch5" chartooo:axis-type="auto">
            <chartooo:date-scale/>
            <chart:categories table:cell-range-address="'GAP8 50MHz'.B84:'GAP8 50MHz'.B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84:'GAP8 50MHz'.C94" chart:label-cell-address="'GAP8 50MHz'.C83:'GAP8 50MHz'.C8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83:'GAP8 50MHz'.C8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84:'GAP8 50MHz'.B94</svg:desc>
                </draw:g>
              </table:table-cell>
              <table:table-cell office:value-type="float" office:value="145392">
                <text:p>145392</text:p>
                <draw:g>
                  <svg:desc>'GAP8 50MHz'.C84:'GAP8 50MHz'.C9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660">
                <text:p>2906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0823">
                <text:p>5808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9664">
                <text:p>11596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11440">
                <text:p>231144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591645">
                <text:p>459164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060844">
                <text:p>906084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5155775">
                <text:p>151557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90414">
                <text:p>1969041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3259511">
                <text:p>2325951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5577619">
                <text:p>2557761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8cm" svg:height="6.11cm" xlink:href=".." xlink:type="simple" chart:class="chart:line" chart:style-name="ch1">
        <chart:title svg:x="2.274cm" svg:y="0.258cm" chart:style-name="ch2">
          <text:p>FC load on 1D misaligned reads</text:p>
        </chart:title>
        <chart:legend chart:legend-position="top" svg:x="3.576cm" svg:y="1.222cm" style:legend-expansion="wide" chart:style-name="ch3"/>
        <chart:plot-area chart:style-name="ch4" table:cell-range-address="'GAP9_v2 200MHz'.B123:'GAP9_v2 200MHz'.C135" chart:data-source-has-labels="both" svg:x="0.22cm" svg:y="1.942cm" svg:width="10.598cm" svg:height="4.046cm">
          <chartooo:coordinate-region svg:x="0.841cm" svg:y="2.141cm" svg:width="9.419cm" svg:height="3.2cm"/>
          <chart:axis chart:dimension="x" chart:name="primary-x" chart:style-name="ch5" chartooo:axis-type="auto">
            <chartooo:date-scale/>
            <chart:categories table:cell-range-address="'GAP9_v2 200MHz'.B124:'GAP9_v2 200MHz'.B1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24:'GAP9_v2 200MHz'.C135" chart:label-cell-address="'GAP9_v2 200MHz'.C123:'GAP9_v2 200MHz'.C12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23:'GAP9_v2 200MHz'.C12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24:'GAP9_v2 200MHz'.B135</svg:desc>
                </draw:g>
              </table:table-cell>
              <table:table-cell office:value-type="float" office:value="100">
                <text:p>100</text:p>
                <draw:g>
                  <svg:desc>'GAP9_v2 200MHz'.C124:'GAP9_v2 200MHz'.C13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99cm" svg:height="5.852cm" xlink:href=".." xlink:type="simple" chart:class="chart:line" chart:style-name="ch1">
        <chart:title svg:x="2.182cm" svg:y="0.253cm" chart:style-name="ch2">
          <text:p>Bandwith on 2D misaligned writes</text:p>
        </chart:title>
        <chart:legend chart:legend-position="top" svg:x="3.51cm" svg:y="1.217cm" style:legend-expansion="wide" chart:style-name="ch3"/>
        <chart:plot-area chart:style-name="ch4" table:cell-range-address="'GAP8 50MHz'.B96:'GAP8 50MHz'.C107" chart:data-source-has-labels="both" svg:x="0.223cm" svg:y="1.932cm" svg:width="10.753cm" svg:height="3.803cm">
          <chartooo:coordinate-region svg:x="1.585cm" svg:y="2.131cm" svg:width="9.019cm" svg:height="2.957cm"/>
          <chart:axis chart:dimension="x" chart:name="primary-x" chart:style-name="ch5" chartooo:axis-type="auto">
            <chartooo:date-scale/>
            <chart:categories table:cell-range-address="'GAP8 50MHz'.B97:'GAP8 50MHz'.B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97:'GAP8 50MHz'.C107" chart:label-cell-address="'GAP8 50MHz'.C96:'GAP8 50MHz'.C9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width (bytes/s)</text:p>
                <draw:g>
                  <svg:desc>'GAP8 50MHz'.C96:'GAP8 50MHz'.C9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97:'GAP8 50MHz'.B107</svg:desc>
                </draw:g>
              </table:table-cell>
              <table:table-cell office:value-type="float" office:value="37924">
                <text:p>37924</text:p>
                <draw:g>
                  <svg:desc>'GAP8 50MHz'.C97:'GAP8 50MHz'.C10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266">
                <text:p>492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3892">
                <text:p>938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1623">
                <text:p>1716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2841">
                <text:p>2928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52717">
                <text:p>45271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15480">
                <text:p>41548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74977">
                <text:p>47497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1607">
                <text:p>5116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32126">
                <text:p>53212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43016">
                <text:p>5430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cm" svg:height="5.7cm" xlink:href=".." xlink:type="simple" chart:class="chart:line" chart:style-name="ch1">
        <chart:title svg:x="2.617cm" svg:y="0.25cm" chart:style-name="ch2">
          <text:p>FC load on 2D aligned writes</text:p>
        </chart:title>
        <chart:legend chart:legend-position="top" svg:x="3.602cm" svg:y="1.213cm" style:legend-expansion="wide" chart:style-name="ch3"/>
        <chart:plot-area chart:style-name="ch4" table:cell-range-address="'GAP8 50MHz'.B191:'GAP8 50MHz'.C202" chart:data-source-has-labels="both" svg:x="0.221cm" svg:y="1.926cm" svg:width="10.648cm" svg:height="3.66cm">
          <chartooo:coordinate-region svg:x="0.842cm" svg:y="2.125cm" svg:width="9.47cm" svg:height="2.814cm"/>
          <chart:axis chart:dimension="x" chart:name="primary-x" chart:style-name="ch5" chartooo:axis-type="auto">
            <chartooo:date-scale/>
            <chart:categories table:cell-range-address="'GAP8 50MHz'.B192:'GAP8 50MHz'.B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92:'GAP8 50MHz'.C202" chart:label-cell-address="'GAP8 50MHz'.C191:'GAP8 50MHz'.C19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91:'GAP8 50MHz'.C19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92:'GAP8 50MHz'.B202</svg:desc>
                </draw:g>
              </table:table-cell>
              <table:table-cell office:value-type="float" office:value="99">
                <text:p>99</text:p>
                <draw:g>
                  <svg:desc>'GAP8 50MHz'.C192:'GAP8 50MHz'.C20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73cm" svg:height="5.353cm" xlink:href=".." xlink:type="simple" chart:class="chart:line" chart:style-name="ch1">
        <chart:title svg:x="2.351cm" svg:y="0.243cm" chart:style-name="ch2">
          <text:p>FC load on 2D misaligned writes</text:p>
        </chart:title>
        <chart:legend chart:legend-position="top" svg:x="3.693cm" svg:y="1.207cm" style:legend-expansion="wide" chart:style-name="ch3"/>
        <chart:plot-area chart:style-name="ch4" table:cell-range-address="'GAP8 50MHz'.B204:'GAP8 50MHz'.C215" chart:data-source-has-labels="both" svg:x="0.225cm" svg:y="1.912cm" svg:width="10.823cm" svg:height="3.334cm">
          <chartooo:coordinate-region svg:x="0.846cm" svg:y="2.111cm" svg:width="9.645cm" svg:height="2.488cm"/>
          <chart:axis chart:dimension="x" chart:name="primary-x" chart:style-name="ch5" chartooo:axis-type="auto">
            <chartooo:date-scale/>
            <chart:categories table:cell-range-address="'GAP8 50MHz'.B205:'GAP8 50MHz'.B2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205:'GAP8 50MHz'.C215" chart:label-cell-address="'GAP8 50MHz'.C204:'GAP8 50MHz'.C20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204:'GAP8 50MHz'.C20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205:'GAP8 50MHz'.B215</svg:desc>
                </draw:g>
              </table:table-cell>
              <table:table-cell office:value-type="float" office:value="99">
                <text:p>99</text:p>
                <draw:g>
                  <svg:desc>'GAP8 50MHz'.C205:'GAP8 50MHz'.C21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3cm" svg:height="5.844cm" xlink:href=".." xlink:type="simple" chart:class="chart:line" chart:style-name="ch1">
        <chart:title svg:x="2.727cm" svg:y="0.252cm" chart:style-name="ch2">
          <text:p>FC load on 2D aligned reads</text:p>
        </chart:title>
        <chart:legend chart:legend-position="top" svg:x="3.672cm" svg:y="1.216cm" style:legend-expansion="wide" chart:style-name="ch3"/>
        <chart:plot-area chart:style-name="ch4" table:cell-range-address="'GAP9_v2 200MHz'.B137:'GAP9_v2 200MHz'.C148" chart:data-source-has-labels="both" svg:x="0.224cm" svg:y="1.93cm" svg:width="10.782cm" svg:height="3.798cm">
          <chartooo:coordinate-region svg:x="0.66cm" svg:y="2.129cm" svg:width="9.974cm" svg:height="2.952cm"/>
          <chart:axis chart:dimension="x" chart:name="primary-x" chart:style-name="ch5" chartooo:axis-type="auto">
            <chartooo:date-scale/>
            <chart:categories table:cell-range-address="'GAP9_v2 200MHz'.B138:'GAP9_v2 200MHz'.B1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38:'GAP9_v2 200MHz'.C148" chart:label-cell-address="'GAP9_v2 200MHz'.C137:'GAP9_v2 200MHz'.C13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37:'GAP9_v2 200MHz'.C13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38:'GAP9_v2 200MHz'.B148</svg:desc>
                </draw:g>
              </table:table-cell>
              <table:table-cell office:value-type="float" office:value="0">
                <text:p>0</text:p>
                <draw:g>
                  <svg:desc>'GAP9_v2 200MHz'.C138:'GAP9_v2 200MHz'.C14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7cm" svg:height="5.632cm" xlink:href=".." xlink:type="simple" chart:class="chart:line" chart:style-name="ch1">
        <chart:title svg:x="2.273cm" svg:y="0.248cm" chart:style-name="ch2">
          <text:p>FC load on 2D misaligned reads</text:p>
        </chart:title>
        <chart:legend chart:legend-position="top" svg:x="3.575cm" svg:y="1.212cm" style:legend-expansion="wide" chart:style-name="ch3"/>
        <chart:plot-area chart:style-name="ch4" table:cell-range-address="'GAP9_v2 200MHz'.B150:'GAP9_v2 200MHz'.C161" chart:data-source-has-labels="both" svg:x="0.22cm" svg:y="1.922cm" svg:width="10.597cm" svg:height="3.598cm">
          <chartooo:coordinate-region svg:x="0.656cm" svg:y="2.122cm" svg:width="9.79cm" svg:height="2.751cm"/>
          <chart:axis chart:dimension="x" chart:name="primary-x" chart:style-name="ch5" chartooo:axis-type="auto">
            <chartooo:date-scale/>
            <chart:categories table:cell-range-address="'GAP9_v2 200MHz'.B151:'GAP9_v2 200MHz'.B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51:'GAP9_v2 200MHz'.C161" chart:label-cell-address="'GAP9_v2 200MHz'.C150:'GAP9_v2 200MHz'.C150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50:'GAP9_v2 200MHz'.C15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51:'GAP9_v2 200MHz'.B161</svg:desc>
                </draw:g>
              </table:table-cell>
              <table:table-cell office:value-type="float" office:value="0">
                <text:p>0</text:p>
                <draw:g>
                  <svg:desc>'GAP9_v2 200MHz'.C151:'GAP9_v2 200MHz'.C16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2cm" svg:height="6.11cm" xlink:href=".." xlink:type="simple" chart:class="chart:line" chart:style-name="ch1">
        <chart:title svg:x="2.618cm" svg:y="0.258cm" chart:style-name="ch2">
          <text:p>FC load on 1D aligned writes</text:p>
        </chart:title>
        <chart:legend chart:legend-position="top" svg:x="3.603cm" svg:y="1.222cm" style:legend-expansion="wide" chart:style-name="ch3"/>
        <chart:plot-area chart:style-name="ch4" table:cell-range-address="'GAP9_v2 200MHz'.B163:'GAP9_v2 200MHz'.C175" chart:data-source-has-labels="both" svg:x="0.221cm" svg:y="1.942cm" svg:width="10.65cm" svg:height="4.046cm">
          <chartooo:coordinate-region svg:x="0.842cm" svg:y="2.141cm" svg:width="9.471cm" svg:height="3.2cm"/>
          <chart:axis chart:dimension="x" chart:name="primary-x" chart:style-name="ch5" chartooo:axis-type="auto">
            <chartooo:date-scale/>
            <chart:categories table:cell-range-address="'GAP9_v2 200MHz'.B164:'GAP9_v2 200MHz'.B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64:'GAP9_v2 200MHz'.C175" chart:label-cell-address="'GAP9_v2 200MHz'.C163:'GAP9_v2 200MHz'.C16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63:'GAP9_v2 200MHz'.C16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64:'GAP9_v2 200MHz'.B175</svg:desc>
                </draw:g>
              </table:table-cell>
              <table:table-cell office:value-type="float" office:value="100">
                <text:p>100</text:p>
                <draw:g>
                  <svg:desc>'GAP9_v2 200MHz'.C164:'GAP9_v2 200MHz'.C17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084cm" xlink:href=".." xlink:type="simple" chart:class="chart:line" chart:style-name="ch1">
        <chart:title svg:x="2.206cm" svg:y="0.257cm" chart:style-name="ch2">
          <text:p>FC load on 1D misaligned writes</text:p>
        </chart:title>
        <chart:legend chart:legend-position="top" svg:x="3.548cm" svg:y="1.221cm" style:legend-expansion="wide" chart:style-name="ch3"/>
        <chart:plot-area chart:style-name="ch4" table:cell-range-address="'GAP9_v2 200MHz'.B177:'GAP9_v2 200MHz'.C189" chart:data-source-has-labels="both" svg:x="0.219cm" svg:y="1.94cm" svg:width="10.545cm" svg:height="4.023cm">
          <chartooo:coordinate-region svg:x="0.84cm" svg:y="2.139cm" svg:width="9.366cm" svg:height="3.177cm"/>
          <chart:axis chart:dimension="x" chart:name="primary-x" chart:style-name="ch5" chartooo:axis-type="auto">
            <chartooo:date-scale/>
            <chart:categories table:cell-range-address="'GAP9_v2 200MHz'.B178:'GAP9_v2 200MHz'.B1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178:'GAP9_v2 200MHz'.C189" chart:label-cell-address="'GAP9_v2 200MHz'.C177:'GAP9_v2 200MHz'.C177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177:'GAP9_v2 200MHz'.C17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178:'GAP9_v2 200MHz'.B189</svg:desc>
                </draw:g>
              </table:table-cell>
              <table:table-cell office:value-type="float" office:value="100">
                <text:p>100</text:p>
                <draw:g>
                  <svg:desc>'GAP9_v2 200MHz'.C178:'GAP9_v2 200MHz'.C18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5cm" svg:height="6.269cm" xlink:href=".." xlink:type="simple" chart:class="chart:line" chart:style-name="ch1">
        <chart:title svg:x="2.754cm" svg:y="0.261cm" chart:style-name="ch2">
          <text:p>FC load on 1D aligned reads</text:p>
        </chart:title>
        <chart:legend chart:legend-position="top" svg:x="3.699cm" svg:y="1.225cm" style:legend-expansion="wide" chart:style-name="ch3"/>
        <chart:plot-area chart:style-name="ch4" table:cell-range-address="'GAP8 50MHz'.B110:'GAP8 50MHz'.C121 'GAP8 50MHz'.C109:'GAP8 50MHz'.C109" chart:data-source-has-labels="both" svg:x="0.225cm" svg:y="1.948cm" svg:width="10.835cm" svg:height="4.196cm">
          <chartooo:coordinate-region svg:x="0.846cm" svg:y="2.147cm" svg:width="9.656cm" svg:height="3.35cm"/>
          <chart:axis chart:dimension="x" chart:name="primary-x" chart:style-name="ch5" chartooo:axis-type="auto">
            <chartooo:date-scale/>
            <chart:categories table:cell-range-address="'GAP8 50MHz'.B110:'GAP8 50MHz'.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8 50MHz'.C110:'GAP8 50MHz'.C121" chart:label-cell-address="'GAP8 50MHz'.C109:'GAP8 50MHz'.C109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8 50MHz'.C109:'GAP8 50MHz'.C10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8 50MHz'.B110:'GAP8 50MHz'.B121</svg:desc>
                </draw:g>
              </table:table-cell>
              <table:table-cell office:value-type="float" office:value="99">
                <text:p>99</text:p>
                <draw:g>
                  <svg:desc>'GAP8 50MHz'.C110:'GAP8 50MHz'.C12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73cm" svg:height="5.353cm" xlink:href=".." xlink:type="simple" chart:class="chart:line" chart:style-name="ch1">
        <chart:title svg:x="2.351cm" svg:y="0.243cm" chart:style-name="ch2">
          <text:p>FC load on 2D misaligned writes</text:p>
        </chart:title>
        <chart:legend chart:legend-position="top" svg:x="3.693cm" svg:y="1.207cm" style:legend-expansion="wide" chart:style-name="ch3"/>
        <chart:plot-area chart:style-name="ch4" table:cell-range-address="'GAP9_v2 200MHz'.B204:'GAP9_v2 200MHz'.C215" chart:data-source-has-labels="both" svg:x="0.225cm" svg:y="1.912cm" svg:width="10.823cm" svg:height="3.334cm">
          <chartooo:coordinate-region svg:x="0.661cm" svg:y="2.111cm" svg:width="10.015cm" svg:height="2.488cm"/>
          <chart:axis chart:dimension="x" chart:name="primary-x" chart:style-name="ch5" chartooo:axis-type="auto">
            <chartooo:date-scale/>
            <chart:categories table:cell-range-address="'GAP9_v2 200MHz'.B205:'GAP9_v2 200MHz'.B2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P9_v2 200MHz'.C205:'GAP9_v2 200MHz'.C215" chart:label-cell-address="'GAP9_v2 200MHz'.C204:'GAP9_v2 200MHz'.C20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(percentage)</text:p>
                <draw:g>
                  <svg:desc>'GAP9_v2 200MHz'.C204:'GAP9_v2 200MHz'.C20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GAP9_v2 200MHz'.B205:'GAP9_v2 200MHz'.B215</svg:desc>
                </draw:g>
              </table:table-cell>
              <table:table-cell office:value-type="float" office:value="0">
                <text:p>0</text:p>
                <draw:g>
                  <svg:desc>'GAP9_v2 200MHz'.C205:'GAP9_v2 200MHz'.C21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